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1" svg:font-family="Consolas"/>
    <style:font-face style:name="Droid Sans Mono" svg:font-family="'Droid Sans Mono', monospace, monospace, 'Droid Sans Fallback'"/>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 svg:font-family="'Lucida Sans'" style:font-pitch="variable"/>
    <style:font-face style:name="NSimSun1" svg:font-family="N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a323" officeooo:paragraph-rsid="0018a323"/>
    </style:style>
    <style:style style:name="P2" style:family="paragraph" style:parent-style-name="Standard">
      <style:text-properties fo:color="#a31515" loext:opacity="100%" style:font-name="Consolas" fo:font-size="9.5pt" officeooo:paragraph-rsid="00170246" style:font-size-asian="9.5pt"/>
    </style:style>
    <style:style style:name="P3" style:family="paragraph" style:parent-style-name="Standard">
      <style:text-properties officeooo:paragraph-rsid="002253d7"/>
    </style:style>
    <style:style style:name="P4" style:family="paragraph" style:parent-style-name="Standard">
      <style:text-properties officeooo:paragraph-rsid="00285792"/>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1165fc" officeooo:paragraph-rsid="001165fc"/>
    </style:style>
    <style:style style:name="P7" style:family="paragraph" style:parent-style-name="Text_20_body">
      <style:text-properties officeooo:rsid="001165fc" officeooo:paragraph-rsid="0011dcae"/>
    </style:style>
    <style:style style:name="P8" style:family="paragraph" style:parent-style-name="Text_20_body">
      <style:text-properties officeooo:paragraph-rsid="001165fc"/>
    </style:style>
    <style:style style:name="P9" style:family="paragraph" style:parent-style-name="Text_20_body">
      <style:text-properties officeooo:rsid="0011dcae" officeooo:paragraph-rsid="0011dcae"/>
    </style:style>
    <style:style style:name="P10" style:family="paragraph" style:parent-style-name="Text_20_body">
      <style:text-properties officeooo:paragraph-rsid="0011dcae"/>
    </style:style>
    <style:style style:name="P11" style:family="paragraph" style:parent-style-name="Text_20_body">
      <style:text-properties officeooo:rsid="0012fc69" officeooo:paragraph-rsid="0012fc69"/>
    </style:style>
    <style:style style:name="P12" style:family="paragraph" style:parent-style-name="Text_20_body">
      <style:text-properties officeooo:rsid="0012fc69" officeooo:paragraph-rsid="001423b4"/>
    </style:style>
    <style:style style:name="P13" style:family="paragraph" style:parent-style-name="Text_20_body">
      <style:text-properties officeooo:paragraph-rsid="001423b4"/>
    </style:style>
    <style:style style:name="P14" style:family="paragraph" style:parent-style-name="Text_20_body">
      <style:text-properties officeooo:paragraph-rsid="00142bc2"/>
    </style:style>
    <style:style style:name="P15" style:family="paragraph" style:parent-style-name="Text_20_body">
      <style:text-properties officeooo:paragraph-rsid="0014c79e"/>
    </style:style>
    <style:style style:name="P16" style:family="paragraph" style:parent-style-name="Text_20_body">
      <style:text-properties officeooo:rsid="0015a107" officeooo:paragraph-rsid="0015a107"/>
    </style:style>
    <style:style style:name="P17" style:family="paragraph" style:parent-style-name="Text_20_body">
      <style:text-properties officeooo:rsid="0015a107" officeooo:paragraph-rsid="001c8355"/>
    </style:style>
    <style:style style:name="P18" style:family="paragraph" style:parent-style-name="Text_20_body">
      <style:text-properties officeooo:paragraph-rsid="0015a107"/>
    </style:style>
    <style:style style:name="P19" style:family="paragraph" style:parent-style-name="Text_20_body">
      <style:text-properties officeooo:paragraph-rsid="00165861"/>
    </style:style>
    <style:style style:name="P20" style:family="paragraph" style:parent-style-name="Text_20_body">
      <style:text-properties officeooo:rsid="00165861" officeooo:paragraph-rsid="00165861"/>
    </style:style>
    <style:style style:name="P21" style:family="paragraph" style:parent-style-name="Text_20_body">
      <style:text-properties officeooo:rsid="00170246" officeooo:paragraph-rsid="00170246"/>
    </style:style>
    <style:style style:name="P22" style:family="paragraph" style:parent-style-name="Text_20_body">
      <style:text-properties officeooo:rsid="0018a323" officeooo:paragraph-rsid="0018a323"/>
    </style:style>
    <style:style style:name="P23" style:family="paragraph" style:parent-style-name="Text_20_body">
      <style:text-properties officeooo:rsid="0019632c" officeooo:paragraph-rsid="0019632c"/>
    </style:style>
    <style:style style:name="P24" style:family="paragraph" style:parent-style-name="Text_20_body">
      <style:text-properties officeooo:rsid="0019632c" officeooo:paragraph-rsid="001c8355"/>
    </style:style>
    <style:style style:name="P25" style:family="paragraph" style:parent-style-name="Text_20_body">
      <style:text-properties officeooo:rsid="00142bc2" officeooo:paragraph-rsid="00142bc2"/>
    </style:style>
    <style:style style:name="P26" style:family="paragraph" style:parent-style-name="Text_20_body">
      <style:text-properties officeooo:paragraph-rsid="001c8355"/>
    </style:style>
    <style:style style:name="P27" style:family="paragraph" style:parent-style-name="Text_20_body">
      <style:text-properties officeooo:paragraph-rsid="001ded75"/>
    </style:style>
    <style:style style:name="P28" style:family="paragraph" style:parent-style-name="Text_20_body">
      <style:text-properties officeooo:rsid="001f6d68" officeooo:paragraph-rsid="001f6d68"/>
    </style:style>
    <style:style style:name="P29" style:family="paragraph" style:parent-style-name="Text_20_body">
      <style:text-properties officeooo:rsid="001f6d68" officeooo:paragraph-rsid="0026c64c"/>
    </style:style>
    <style:style style:name="P30" style:family="paragraph" style:parent-style-name="Text_20_body">
      <style:text-properties officeooo:rsid="001f6d68" officeooo:paragraph-rsid="002d00ea"/>
    </style:style>
    <style:style style:name="P31" style:family="paragraph" style:parent-style-name="Text_20_body">
      <style:text-properties officeooo:rsid="00215bc4" officeooo:paragraph-rsid="00215bc4"/>
    </style:style>
    <style:style style:name="P32" style:family="paragraph" style:parent-style-name="Text_20_body">
      <style:text-properties officeooo:rsid="00216e2b" officeooo:paragraph-rsid="00216e2b"/>
    </style:style>
    <style:style style:name="P33" style:family="paragraph" style:parent-style-name="Text_20_body">
      <style:text-properties officeooo:rsid="002253d7" officeooo:paragraph-rsid="002253d7"/>
    </style:style>
    <style:style style:name="P34" style:family="paragraph" style:parent-style-name="Text_20_body">
      <style:text-properties officeooo:rsid="0025997f" officeooo:paragraph-rsid="0025997f"/>
    </style:style>
    <style:style style:name="P35" style:family="paragraph" style:parent-style-name="Text_20_body">
      <style:text-properties officeooo:rsid="001c127e" officeooo:paragraph-rsid="001c8355"/>
    </style:style>
    <style:style style:name="P36" style:family="paragraph" style:parent-style-name="Text_20_body">
      <style:text-properties officeooo:rsid="001c8355" officeooo:paragraph-rsid="001c8355"/>
    </style:style>
    <style:style style:name="P37" style:family="paragraph" style:parent-style-name="Text_20_body">
      <style:text-properties officeooo:rsid="001ded75" officeooo:paragraph-rsid="001ded75"/>
    </style:style>
    <style:style style:name="P38" style:family="paragraph" style:parent-style-name="Text_20_body">
      <style:text-properties officeooo:paragraph-rsid="002253d7"/>
    </style:style>
    <style:style style:name="P39" style:family="paragraph" style:parent-style-name="Text_20_body">
      <style:text-properties officeooo:rsid="0026c64c" officeooo:paragraph-rsid="0026c64c"/>
    </style:style>
    <style:style style:name="P40" style:family="paragraph" style:parent-style-name="Text_20_body">
      <style:text-properties officeooo:rsid="0029d38e" officeooo:paragraph-rsid="0029d38e"/>
    </style:style>
    <style:style style:name="P41" style:family="paragraph" style:parent-style-name="Text_20_body">
      <style:text-properties officeooo:rsid="002d00ea" officeooo:paragraph-rsid="002d00ea"/>
    </style:style>
    <style:style style:name="P42" style:family="paragraph" style:parent-style-name="Text_20_body">
      <style:text-properties officeooo:paragraph-rsid="002eaea2"/>
    </style:style>
    <style:style style:name="P43" style:family="paragraph" style:parent-style-name="Text_20_body">
      <style:text-properties officeooo:rsid="002eaea2" officeooo:paragraph-rsid="002eaea2"/>
    </style:style>
    <style:style style:name="P44" style:family="paragraph" style:parent-style-name="Text_20_body">
      <style:text-properties officeooo:rsid="002eb77c" officeooo:paragraph-rsid="002eb77c"/>
    </style:style>
    <style:style style:name="P45" style:family="paragraph" style:parent-style-name="Text_20_body">
      <style:text-properties officeooo:rsid="002ff8e7" officeooo:paragraph-rsid="002ff8e7"/>
    </style:style>
    <style:style style:name="P46" style:family="paragraph" style:parent-style-name="Text_20_body">
      <style:text-properties officeooo:rsid="002ff8e7" officeooo:paragraph-rsid="003bbcd5"/>
    </style:style>
    <style:style style:name="P47" style:family="paragraph" style:parent-style-name="Text_20_body">
      <style:text-properties officeooo:rsid="0031c767" officeooo:paragraph-rsid="0031c767"/>
    </style:style>
    <style:style style:name="P48" style:family="paragraph" style:parent-style-name="Text_20_body">
      <style:text-properties officeooo:rsid="0032e377" officeooo:paragraph-rsid="0032e377"/>
    </style:style>
    <style:style style:name="P49" style:family="paragraph" style:parent-style-name="Text_20_body">
      <style:text-properties officeooo:rsid="0034cac1" officeooo:paragraph-rsid="0034cac1"/>
    </style:style>
    <style:style style:name="P50" style:family="paragraph" style:parent-style-name="Text_20_body">
      <style:text-properties officeooo:rsid="00352241" officeooo:paragraph-rsid="00352241"/>
    </style:style>
    <style:style style:name="P51" style:family="paragraph" style:parent-style-name="Text_20_body">
      <style:text-properties officeooo:rsid="0035eb91" officeooo:paragraph-rsid="0035eb91"/>
    </style:style>
    <style:style style:name="P52" style:family="paragraph" style:parent-style-name="Text_20_body">
      <style:text-properties officeooo:rsid="003bbcd5" officeooo:paragraph-rsid="003bbcd5"/>
    </style:style>
    <style:style style:name="P53" style:family="paragraph" style:parent-style-name="Text_20_body">
      <style:text-properties fo:color="#000000" loext:opacity="100%" style:font-name="Consolas" fo:font-size="9.5pt" officeooo:paragraph-rsid="002253d7" style:font-size-asian="9.5pt"/>
    </style:style>
    <style:style style:name="P54" style:family="paragraph" style:parent-style-name="Text_20_body">
      <style:text-properties fo:color="#000000" loext:opacity="100%" style:font-name="Consolas" fo:font-size="9.5pt" officeooo:rsid="00285792" officeooo:paragraph-rsid="00285792" style:font-size-asian="9.5pt"/>
    </style:style>
    <style:style style:name="P55" style:family="paragraph" style:parent-style-name="Text_20_body">
      <style:text-properties officeooo:rsid="003be074" officeooo:paragraph-rsid="003be074"/>
    </style:style>
    <style:style style:name="P56" style:family="paragraph" style:parent-style-name="Text_20_body">
      <style:text-properties officeooo:rsid="003cdebe" officeooo:paragraph-rsid="003cdebe"/>
    </style:style>
    <style:style style:name="P57" style:family="paragraph" style:parent-style-name="Text_20_body">
      <style:text-properties officeooo:rsid="003e3cbc" officeooo:paragraph-rsid="003e3cbc"/>
    </style:style>
    <style:style style:name="P58" style:family="paragraph" style:parent-style-name="Text_20_body">
      <style:text-properties officeooo:rsid="003f68d6" officeooo:paragraph-rsid="003f68d6"/>
    </style:style>
    <style:style style:name="P59" style:family="paragraph" style:parent-style-name="Text_20_body">
      <style:text-properties officeooo:rsid="003f68d6" officeooo:paragraph-rsid="0041d612"/>
    </style:style>
    <style:style style:name="P60" style:family="paragraph" style:parent-style-name="Text_20_body">
      <style:text-properties officeooo:rsid="0041d612" officeooo:paragraph-rsid="0041d612"/>
    </style:style>
    <style:style style:name="P61" style:family="paragraph" style:parent-style-name="Text_20_body">
      <style:text-properties officeooo:rsid="004298e2" officeooo:paragraph-rsid="004298e2"/>
    </style:style>
    <style:style style:name="P62" style:family="paragraph" style:parent-style-name="Text_20_body">
      <style:text-properties officeooo:rsid="00444cb5" officeooo:paragraph-rsid="00444cb5"/>
    </style:style>
    <style:style style:name="P63" style:family="paragraph" style:parent-style-name="Heading_20_1">
      <style:paragraph-properties fo:text-align="center" style:justify-single-word="false"/>
    </style:style>
    <style:style style:name="P64" style:family="paragraph" style:parent-style-name="Heading_20_1">
      <style:text-properties officeooo:rsid="001165fc" officeooo:paragraph-rsid="001165fc"/>
    </style:style>
    <style:style style:name="P65" style:family="paragraph" style:parent-style-name="Heading_20_1">
      <style:text-properties style:font-name="Liberation Sans" fo:font-size="18.2000007629395pt" fo:font-weight="bold" officeooo:rsid="001c127e" officeooo:paragraph-rsid="001c8355" style:font-name-asian="Microsoft YaHei" style:font-size-asian="18.2000007629395pt" style:font-weight-asian="bold" style:font-name-complex="Lucida Sans1" style:font-size-complex="18.2000007629395pt" style:font-weight-complex="bold"/>
    </style:style>
    <style:style style:name="P66" style:family="paragraph" style:parent-style-name="Heading_20_1">
      <style:text-properties officeooo:paragraph-rsid="00215bc4"/>
    </style:style>
    <style:style style:name="P67" style:family="paragraph" style:parent-style-name="Heading_20_3">
      <style:text-properties officeooo:paragraph-rsid="0032e377"/>
    </style:style>
    <style:style style:name="P68" style:family="paragraph" style:parent-style-name="Heading_20_3">
      <style:text-properties officeooo:rsid="0032e377" officeooo:paragraph-rsid="0032e377"/>
    </style:style>
    <style:style style:name="P69" style:family="paragraph" style:parent-style-name="Text_20_body" style:list-style-name="L1">
      <style:text-properties officeooo:rsid="00165861" officeooo:paragraph-rsid="00165861"/>
    </style:style>
    <style:style style:name="P70" style:family="paragraph" style:parent-style-name="Text_20_body" style:list-style-name="L1">
      <style:text-properties officeooo:rsid="00170246" officeooo:paragraph-rsid="00170246"/>
    </style:style>
    <style:style style:name="P71" style:family="paragraph" style:parent-style-name="Text_20_body" style:list-style-name="L2">
      <style:text-properties officeooo:rsid="0041d612" officeooo:paragraph-rsid="0041d612"/>
    </style:style>
    <style:style style:name="P72" style:family="paragraph" style:parent-style-name="Text_20_body" style:list-style-name="L2">
      <style:text-properties officeooo:rsid="004298e2" officeooo:paragraph-rsid="004298e2"/>
    </style:style>
    <style:style style:name="P73" style:family="paragraph" style:parent-style-name="Text_20_body" style:list-style-name="L3">
      <style:text-properties officeooo:rsid="00444cb5" officeooo:paragraph-rsid="00444cb5"/>
    </style:style>
    <style:style style:name="P74" style:family="paragraph" style:parent-style-name="Text_20_body">
      <style:text-properties officeooo:rsid="00479a8b" officeooo:paragraph-rsid="00444cb5"/>
    </style:style>
    <style:style style:name="P75" style:family="paragraph" style:parent-style-name="Text_20_body">
      <style:text-properties officeooo:rsid="004b3224" officeooo:paragraph-rsid="004b3224"/>
    </style:style>
    <style:style style:name="P76" style:family="paragraph" style:parent-style-name="Text_20_body" style:list-style-name="L4">
      <style:text-properties officeooo:rsid="004b3224" officeooo:paragraph-rsid="004b3224"/>
    </style:style>
    <style:style style:name="P77" style:family="paragraph" style:parent-style-name="Text_20_body">
      <style:text-properties officeooo:rsid="004c2d68" officeooo:paragraph-rsid="004c2d68"/>
    </style:style>
    <style:style style:name="P78" style:family="paragraph" style:parent-style-name="Text_20_body">
      <style:text-properties officeooo:rsid="004c2d68" officeooo:paragraph-rsid="004fbf66"/>
    </style:style>
    <style:style style:name="P79" style:family="paragraph" style:parent-style-name="Text_20_body">
      <style:text-properties officeooo:rsid="004fbf66" officeooo:paragraph-rsid="004fbf66"/>
    </style:style>
    <style:style style:name="P80" style:family="paragraph" style:parent-style-name="Text_20_body">
      <style:text-properties officeooo:rsid="0051b092" officeooo:paragraph-rsid="0051b092"/>
    </style:style>
    <style:style style:name="P81" style:family="paragraph" style:parent-style-name="Text_20_body" style:list-style-name="L4">
      <style:text-properties officeooo:rsid="0051b092" officeooo:paragraph-rsid="0051b092"/>
    </style:style>
    <style:style style:name="P82" style:family="paragraph" style:parent-style-name="Text_20_body">
      <style:text-properties officeooo:rsid="0052781f" officeooo:paragraph-rsid="0052781f"/>
    </style:style>
    <style:style style:name="P83" style:family="paragraph">
      <loext:graphic-properties draw:fill="none" draw:fill-color="#ffffff"/>
    </style:style>
    <style:style style:name="P84" style:family="paragraph">
      <loext:graphic-properties draw:fill="none" draw:fill-color="#ffffff"/>
      <style:paragraph-properties style:writing-mode="lr-tb"/>
    </style:style>
    <style:style style:name="P85" style:family="paragraph">
      <style:paragraph-properties style:text-autospace="none"/>
    </style:style>
    <style:style style:name="P86" style:family="paragraph">
      <loext:graphic-properties draw:fill="none" draw:fill-color="#ffffff"/>
      <style:paragraph-properties style:text-autospace="none" style:writing-mode="lr-tb"/>
      <style:text-properties fo:font-size="12pt"/>
    </style:style>
    <style:style style:name="P87" style:family="paragraph">
      <loext:graphic-properties draw:fill="none" draw:fill-color="#ffffff"/>
      <style:paragraph-properties style:text-autospace="none" style:writing-mode="lr-tb"/>
      <style:text-properties fo:color="#000000" loext:opacity="100%" style:font-name="Consolas1" fo:font-size="9.5pt" style:font-name-asian="Consolas1" style:font-size-asian="9.5pt" style:font-name-complex="Consolas1" style:font-size-complex="9.5pt"/>
    </style:style>
    <style:style style:name="P88" style:family="paragraph">
      <loext:graphic-properties draw:fill="none" draw:fill-color="#ffffff"/>
      <style:paragraph-properties style:text-autospace="none" style:writing-mode="lr-tb"/>
      <style:text-properties fo:color="#555555" loext:opacity="100%" style:font-name="Consolas1" fo:font-size="9.5pt" style:font-name-asian="Consolas1" style:font-size-asian="9.5pt" style:font-name-complex="Consolas1" style:font-size-complex="9.5pt"/>
    </style:style>
    <style:style style:name="T1" style:family="text">
      <style:text-properties officeooo:rsid="001165fc"/>
    </style:style>
    <style:style style:name="T2" style:family="text">
      <style:text-properties officeooo:rsid="0011dcae"/>
    </style:style>
    <style:style style:name="T3" style:family="text">
      <style:text-properties officeooo:rsid="0012fc69"/>
    </style:style>
    <style:style style:name="T4" style:family="text">
      <style:text-properties officeooo:rsid="00142bc2"/>
    </style:style>
    <style:style style:name="T5" style:family="text">
      <style:text-properties officeooo:rsid="0014c79e"/>
    </style:style>
    <style:style style:name="T6" style:family="text">
      <style:text-properties officeooo:rsid="0015a107"/>
    </style:style>
    <style:style style:name="T7" style:family="text">
      <style:text-properties officeooo:rsid="00165861"/>
    </style:style>
    <style:style style:name="T8" style:family="text">
      <style:text-properties officeooo:rsid="00170246"/>
    </style:style>
    <style:style style:name="T9" style:family="text">
      <style:text-properties officeooo:rsid="0019632c"/>
    </style:style>
    <style:style style:name="T10" style:family="text">
      <style:text-properties officeooo:rsid="001ac6a3"/>
    </style:style>
    <style:style style:name="T11" style:family="text">
      <style:text-properties fo:color="#000000" loext:opacity="100%" style:font-name="Consolas" fo:font-size="9.5pt" style:font-size-asian="9.5pt"/>
    </style:style>
    <style:style style:name="T12" style:family="text">
      <style:text-properties fo:color="#000000" loext:opacity="100%" style:font-name="Consolas" fo:font-size="9.5pt" officeooo:rsid="00285792" style:font-size-asian="9.5pt"/>
    </style:style>
    <style:style style:name="T13" style:family="text">
      <style:text-properties officeooo:rsid="002253d7"/>
    </style:style>
    <style:style style:name="T14" style:family="text">
      <style:text-properties officeooo:rsid="0023dfb9"/>
    </style:style>
    <style:style style:name="T15" style:family="text">
      <style:text-properties officeooo:rsid="0025997f"/>
    </style:style>
    <style:style style:name="T16" style:family="text">
      <style:text-properties officeooo:rsid="00285792"/>
    </style:style>
    <style:style style:name="T17" style:family="text">
      <style:text-properties officeooo:rsid="0029d38e"/>
    </style:style>
    <style:style style:name="T18" style:family="text">
      <style:text-properties officeooo:rsid="002b6440"/>
    </style:style>
    <style:style style:name="T19" style:family="text">
      <style:text-properties officeooo:rsid="002d00ea"/>
    </style:style>
    <style:style style:name="T20" style:family="text">
      <style:text-properties officeooo:rsid="002eaea2"/>
    </style:style>
    <style:style style:name="T21" style:family="text">
      <style:text-properties officeooo:rsid="002eb77c"/>
    </style:style>
    <style:style style:name="T22" style:family="text">
      <style:text-properties officeooo:rsid="002ff8e7"/>
    </style:style>
    <style:style style:name="T23" style:family="text">
      <style:text-properties officeooo:rsid="0032e377"/>
    </style:style>
    <style:style style:name="T24" style:family="text">
      <style:text-properties officeooo:rsid="00352241"/>
    </style:style>
    <style:style style:name="T25" style:family="text">
      <style:text-properties officeooo:rsid="00360fe5"/>
    </style:style>
    <style:style style:name="T26" style:family="text">
      <style:text-properties officeooo:rsid="003bbcd5"/>
    </style:style>
    <style:style style:name="T27" style:family="text">
      <style:text-properties officeooo:rsid="003be074"/>
    </style:style>
    <style:style style:name="T28" style:family="text">
      <style:text-properties officeooo:rsid="003f68d6"/>
    </style:style>
    <style:style style:name="T29" style:family="text">
      <style:text-properties officeooo:rsid="0041d612"/>
    </style:style>
    <style:style style:name="T30" style:family="text">
      <style:text-properties officeooo:rsid="004a7995"/>
    </style:style>
    <style:style style:name="T31" style:family="text">
      <style:text-properties officeooo:rsid="004c2d68"/>
    </style:style>
    <style:style style:name="T32" style:family="text">
      <style:text-properties officeooo:rsid="004fbf66"/>
    </style:style>
    <style:style style:name="T33" style:family="text">
      <style:text-properties fo:font-size="12pt"/>
    </style:style>
    <style:style style:name="T34" style:family="text">
      <style:text-properties fo:color="#000000" loext:opacity="100%" style:font-name="Consolas1" fo:font-size="9.5pt" style:font-name-asian="Consolas1" style:font-size-asian="9.5pt" style:font-name-complex="Consolas1" style:font-size-complex="9.5pt"/>
    </style:style>
    <style:style style:name="T35" style:family="text">
      <style:text-properties fo:color="#a31515" loext:opacity="100%" style:font-name="Consolas1" fo:font-size="9.5pt" style:font-name-asian="Consolas1" style:font-size-asian="9.5pt" style:font-name-complex="Consolas1" style:font-size-complex="9.5pt"/>
    </style:style>
    <style:style style:name="T36" style:family="text">
      <style:text-properties fo:color="#0000ff" loext:opacity="100%" style:font-name="Consolas1" fo:font-size="9.5pt" style:font-name-asian="Consolas1" style:font-size-asian="9.5pt" style:font-name-complex="Consolas1" style:font-size-complex="9.5pt"/>
    </style:style>
    <style:style style:name="T37" style:family="text">
      <style:text-properties fo:color="#2b91af" loext:opacity="100%" style:font-name="Consolas1" fo:font-size="9.5pt" style:font-name-asian="Consolas1" style:font-size-asian="9.5pt" style:font-name-complex="Consolas1" style:font-size-complex="9.5pt"/>
    </style:style>
    <style:style style:name="T38" style:family="text">
      <style:text-properties fo:color="#808080" loext:opacity="100%" style:font-name="Consolas1" fo:font-size="9.5pt" style:font-name-asian="Consolas1" style:font-size-asian="9.5pt" style:font-name-complex="Consolas1" style:font-size-complex="9.5pt"/>
    </style:style>
    <style:style style:name="T39" style:family="text">
      <style:text-properties fo:color="#555555" loext:opacity="100%" style:font-name="Consolas1" fo:font-size="9.5pt" style:font-name-asian="Consolas1" style:font-size-asian="9.5pt" style:font-name-complex="Consolas1" style:font-size-complex="9.5pt"/>
    </style:style>
    <style:style style:name="T40" style:family="text">
      <style:text-properties fo:color="#008080" loext:opacity="100%" style:font-name="Consolas1" fo:font-size="9.5pt" style:font-name-asian="Consolas1" style:font-size-asian="9.5pt" style:font-name-complex="Consolas1"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65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6.3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1.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7.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6.2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5.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7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6.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4.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A Modern Guide to Network Programming</text:h>
      <text:p text:style-name="P5"/>
      <text:h text:style-name="P64" text:outline-level="1">Why modernise?</text:h>
      <text:p text:style-name="Text_20_body">Linux uses Berkeley Sockets, and that’<text:span text:style-name="T1">s as good as it get right?</text:span></text:p>
      <text:p text:style-name="P6">Wrong?</text:p>
      <text:p text:style-name="P8"><text:span text:style-name="T1">Most books on networking assume that you will be working with old code bases. Most of the networking interfaces have not changed since the 1970’s, and so rather than burden the reader with new new concepts, it is easier to restrict you</text:span><text:span text:style-name="T2">r</text:span><text:span text:style-name="T1"> programming examples </text:span><text:span text:style-name="T2">to</text:span><text:span text:style-name="T1"> use the technology of the 1970’s.</text:span></text:p>
      <text:p text:style-name="P6">This is just so wrong. The actual technology underlying networking has changed radically. The CPU’s have changed radically. The memory costs have changed radically. The language of choice for networking programming (C) has changed radically. C is now rivalled by C++, it’s big brother. A common mistake is to learn to program for networks from books that teach 1970’s C. You get your examples working. You start programming your large scale problem. You quickly learn that the 1970’s were not a technological nirvana, but a hell hole easy-to-make mistakes and quirky language features. You figure, you may as well use a more modern language, and skip right to using something like C#.</text:p>
      <text:p text:style-name="P8"><text:span text:style-name="T1">You would be hard pushed to find anything as modern as a class in a networking guide. That is how out-of-date </text:span><text:span text:style-name="T2">they are. It is no wonder that so many network programmers consider C++ a foreign language. So the biggest reason I am writing this guide is because it is like shooting fish in a barrel. Not everything in this guide will be 100% right. However, it will be better than almost every book ever published about Network programming in C/C++.</text:span></text:p>
      <text:p text:style-name="P7"/>
      <text:h text:style-name="Heading_20_1" text:outline-level="1">Lets start by using std::network</text:h>
      <text:p text:style-name="P9">Okay, it’s lie. There is no such thing as std::network. Except there is, you can download it. You can read the specification of it. It was produced by the C++ standards committee a long time ago. It is updated by the group. It simply failed to find enough traction from the compiler writers, and so it was removed at the last minute from the official standard.</text:p>
      <text:p text:style-name="P9">This in my opinion of the “perfect being the enemy of the good”. We are left producing yet another generation of people who think being a network programmer is all about knowing how “bind” works.</text:p>
      <text:p text:style-name="P10"><text:span text:style-name="T2">Instead lets look at ASIO (the ASyncronous IO) library, which is what std::network was based on. It is present in boost, which has led many to improperly believe that it is complicated and has a hefty learning curve. It is available to download as a stand-alone, header only library here </text:span><text:a xlink:type="simple" xlink:href="https://sourceforge.net/projects/asio/files/asio/1.16.1%20%28Stable%29/asio-1.16.1.zip/d" text:style-name="Internet_20_link" text:visited-style-name="Visited_20_Internet_20_Link">https://sourceforge.net/projects/asio/files/asio/1.16.1%20%28Stable%29/asio-1.16.1.zip/d</text:a> </text:p>
      <text:p text:style-name="P10"/>
      <text:p text:style-name="P11"><text:soft-page-break/>Other libraries exist. However, ASIO will prepare you well for when C++ actually comes up with a standard network solution.</text:p>
      <text:p text:style-name="P21">Tip : </text:p>
      <text:p text:style-name="P21">Windows actually defines two networking models, WinSock2, and the deprecated original WinSock. </text:p>
      <text:p text:style-name="P21">ASIO picks which one to use based on the windows version, thus if you include asio before WinSock, it will ask you to define your windows version.</text:p>
      <text:p text:style-name="P21">My advice is to skip the nonsense and just ensure you include WinSock2.h before include &lt;asio.hpp&gt;. (No one uses WinSock anymore, and hasn’t for a very long time).</text:p>
      <text:h text:style-name="Heading_20_1" text:outline-level="1">Basics: What is a network</text:h>
      <text:p text:style-name="P12">A network is a collection of endpoints. An endpoint is an entity with it’s own unique address (IP/port).</text:p>
      <text:p text:style-name="P13"><text:span text:style-name="T3">To send data from one machine to another, you must first choose a local endpoint (so the receiver knows who to reply to). You then select a remote endpoint (something that you want to receive the data). You then ask the network to send from your end-point to their end-point. </text:span><text:span text:style-name="T4">The network will frequently choose to send your traffic via other endpoints, which is a process known as routing, but this is invisible to the software.</text:span></text:p>
      <text:p text:style-name="P25">The software equivalent of an endpoint is a socket. You associate a socket with an endpoint by binding it to it. Most libraries assume that there is a one-to-one mapping between endpoint and sockets, and so create a socket with an endpoint address, it will use that. If you don’t, it will simply just pick any available endpoint.</text:p>
      <text:p text:style-name="P14"><text:span text:style-name="T4">How does the software know when data has arrived? At the bear-metal level, a hardware exception is raised, and a handler is invoked to read the data. </text:span><text:span text:style-name="T5">This is data for the entire system. However, if you register your endpoint, the system will will call a function you provide. </text:span><text:span text:style-name="T4">Your software might be sleeping when the exception is handled, so the handler has to wake your process up, </text:span><text:span text:style-name="T5">which is expensive</text:span><text:span text:style-name="T4">. </text:span><text:span text:style-name="T5">However, </text:span><text:span text:style-name="T4">operating systems have invented a special system to deal with this. On Windows it is known as a IO-completion </text:span><text:span text:style-name="T6">port</text:span><text:span text:style-name="T4">. It acts as a light-</text:span><text:span text:style-name="T5">weight mini-thread. In this way, the impact on the overall system is radically reduced. If you only use this callback to copy the data, for later use, you can avoid waking your process thread, and achieve much better throughput. Linux has a similar system.</text:span></text:p>
      <text:p text:style-name="P16">Note, on Windows, all of this applies to to file operations as well. Asio provides Windows only code to deal with asyncronous file operations too (and boy do they rock). </text:p>
      <text:h text:style-name="Heading_20_1" text:outline-level="1">Asio basic concepts</text:h>
      <text:p text:style-name="P15"><text:span text:style-name="T5">Asynchronous, means that you ask for something to be done, and something else does it. This means that you can never really know how long something will take. I have to say this, because the term has been abused in generic programming for so long, that it has become confused with the term Concurrent, which means doing more than one thing at the same time. <text:s/>In computing, concurrency implies Asyncronous, but Asyncronous does not imply concurrency. One of the myths </text:span><text:soft-page-break/><text:span text:style-name="T5">that needs to killed immediately (often spread by old networking books) is that you should use threads when networking. You can do, but should avoid it unless it is required.</text:span></text:p>
      <text:h text:style-name="Heading_20_3" text:outline-level="3">IOContext</text:h>
      <text:p text:style-name="P15"><text:span text:style-name="T5">Asio provides a central object to base all your Asyncronous activity. This is called an IO-Context. On Windows, it maps directly to the concept of a IO-Completion </text:span><text:span text:style-name="T6">port</text:span><text:span text:style-name="T5">. It is the first object you should create </text:span><text:span text:style-name="T6">(and the last you should destroy). All other objects will register with it. If your objects do something synchronously, then this object will know when it is completed.</text:span></text:p>
      <text:p text:style-name="P21">In games programming-terms, the context is the jobs-list. Task-oriented programming has quickly become the normal in games programming, due to it’s flexibility and efficiency. In effect, it is just a list of function objects to call.</text:p>
      <text:p text:style-name="P20">The most useful functions in the IOContext are</text:p>
      <text:list xml:id="list950166082" text:style-name="L1">
        <text:list-item>
          <text:p text:style-name="P69">void run();<text:tab/>// block until all work is done.</text:p>
        </text:list-item>
        <text:list-item>
          <text:p text:style-name="P69">bool poll_one(); // try and do only one piece of work, if there is no work to do return false.</text:p>
        </text:list-item>
        <text:list-item>
          <text:p text:style-name="P70">void post(std::function&lt;void()&gt;); // register new work.</text:p>
        </text:list-item>
      </text:list>
      <text:p text:style-name="P19"><text:span text:style-name="T7">Using these </text:span><text:span text:style-name="T8">functions</text:span><text:span text:style-name="T7"> you can </text:span><text:span text:style-name="T8">quickly </text:span><text:span text:style-name="T7">create a variety of threading models, </text:span><text:span text:style-name="T8">it is also a useful debugging technique, to change the threading model to reduce the number of threads to make finding a problem easier.</text:span></text:p>
      <text:p text:style-name="P21"><draw:frame text:anchor-type="paragraph" draw:z-index="0" draw:name="Shape1" draw:style-name="gr19" draw:text-style-name="P84" svg:width="16.387cm" svg:height="4.329cm" svg:x="1.004cm" svg:y="0.658cm"><draw:text-box><text:p text:style-name="P85"><text:span text:style-name="T38">#include</text:span><text:span text:style-name="T34"> </text:span><text:span text:style-name="T35">&lt;WinSock2.h&gt;</text:span></text:p><text:p text:style-name="P85"><text:span text:style-name="T38">#include</text:span><text:span text:style-name="T34"> </text:span><text:span text:style-name="T35">&lt;asio.hpp&gt;</text:span></text:p><text:p text:style-name="P85"><text:span text:style-name="T38">#include</text:span><text:span text:style-name="T34"> </text:span><text:span text:style-name="T35">&lt;iostream&gt;</text:span></text:p><text:p text:style-name="P85"><text:span text:style-name="T34"/></text:p><text:p text:style-name="P85"><text:span text:style-name="T36">int</text:span><text:span text:style-name="T34"> main()</text:span></text:p><text:p text:style-name="P85"><text:span text:style-name="T34">{</text:span></text:p><text:p text:style-name="P85"><text:span text:style-name="T34"><text:tab/></text:span><text:span text:style-name="T34">asio::</text:span><text:span text:style-name="T37">io_context</text:span><text:span text:style-name="T34"><text:tab/></text:span><text:span text:style-name="T34">context;</text:span></text:p><text:p text:style-name="P85"><text:span text:style-name="T34"/></text:p><text:p text:style-name="P85"><text:span text:style-name="T34"><text:tab/></text:span><text:span text:style-name="T34">context.post([]() {std::cout </text:span><text:span text:style-name="T40">&lt;&lt;</text:span><text:span text:style-name="T34"> </text:span><text:span text:style-name="T35">"hello\n"</text:span><text:span text:style-name="T34">;});</text:span></text:p><text:p text:style-name="P85"><text:span text:style-name="T34"><text:tab/></text:span><text:span text:style-name="T34">context.run();</text:span></text:p><text:p text:style-name="P85"><text:span text:style-name="T34">}</text:span></text:p></draw:text-box></draw:frame></text:p>
      <text:p text:style-name="P21"/>
      <text:p text:style-name="P2"/>
      <text:p text:style-name="P19"/>
      <text:p text:style-name="P19"/>
      <text:p text:style-name="P19"/>
      <text:p text:style-name="P19"/>
      <text:p text:style-name="P22">This program for example just creates a piece of work to print “hello” then runs until it completes.</text:p>
      <text:p text:style-name="P22"><draw:frame text:anchor-type="paragraph" draw:z-index="1" draw:name="Shape1_0" draw:style-name="gr18" draw:text-style-name="P84" svg:width="16.387cm" svg:height="6.296cm" svg:x="1.004cm" svg:y="0.302cm"><draw:text-box><text:p text:style-name="P85"><text:span text:style-name="T38">#include</text:span><text:span text:style-name="T34"> </text:span><text:span text:style-name="T35">&lt;WinSock2.h&gt;</text:span></text:p><text:p text:style-name="P85"><text:span text:style-name="T38">#include</text:span><text:span text:style-name="T34"> </text:span><text:span text:style-name="T35">&lt;asio.hpp&gt;</text:span></text:p><text:p text:style-name="P85"><text:span text:style-name="T38">#include</text:span><text:span text:style-name="T34"> </text:span><text:span text:style-name="T35">&lt;iostream&gt;</text:span></text:p><text:p text:style-name="P85"><text:span text:style-name="T38">#include</text:span><text:span text:style-name="T34"> </text:span><text:span text:style-name="T35">&lt;thread&gt;</text:span></text:p><text:p text:style-name="P85"><text:span text:style-name="T34"/></text:p><text:p text:style-name="P85"><text:span text:style-name="T36">int</text:span><text:span text:style-name="T34"> main()</text:span></text:p><text:p text:style-name="P85"><text:span text:style-name="T34">{</text:span></text:p><text:p text:style-name="P85"><text:span text:style-name="T34"><text:tab/></text:span><text:span text:style-name="T34">asio::</text:span><text:span text:style-name="T37">io_context</text:span><text:span text:style-name="T34"><text:tab/></text:span><text:span text:style-name="T34">context;</text:span></text:p><text:p text:style-name="P85"><text:span text:style-name="T34"/></text:p><text:p text:style-name="P85"><text:span text:style-name="T34"><text:tab/></text:span><text:span text:style-name="T34">context.post([]() {std::cout </text:span><text:span text:style-name="T40">&lt;&lt;</text:span><text:span text:style-name="T34"> </text:span><text:span text:style-name="T35">"hello\n"</text:span><text:span text:style-name="T34">; });</text:span></text:p><text:p text:style-name="P85"><text:span text:style-name="T34"><text:tab/></text:span><text:span text:style-name="T34">context.post([]() {std::cout </text:span><text:span text:style-name="T40">&lt;&lt;</text:span><text:span text:style-name="T34"> </text:span><text:span text:style-name="T35">"world\n"</text:span><text:span text:style-name="T34">; });</text:span></text:p><text:p text:style-name="P85"><text:span text:style-name="T34"><text:tab/></text:span><text:span text:style-name="T34">std::</text:span><text:span text:style-name="T37">thread</text:span><text:span text:style-name="T34"> one{ [&amp;]() {context.run(); } };</text:span></text:p><text:p text:style-name="P85"><text:span text:style-name="T34"><text:tab/></text:span><text:span text:style-name="T34">std::</text:span><text:span text:style-name="T37">thread</text:span><text:span text:style-name="T34"> two{ [&amp;]() {context.run(); } };</text:span></text:p><text:p text:style-name="P85"><text:span text:style-name="T34"><text:tab/></text:span><text:span text:style-name="T34">one.join();</text:span></text:p><text:p text:style-name="P85"><text:span text:style-name="T34"><text:tab/></text:span><text:span text:style-name="T34">two.join();</text:span></text:p><text:p text:style-name="P85"><text:span text:style-name="T34">}</text:span></text:p></draw:text-box></draw:frame></text:p>
      <text:p text:style-name="P22"/>
      <text:p text:style-name="P22"/>
      <text:p text:style-name="P22"/>
      <text:p text:style-name="P22"/>
      <text:p text:style-name="P22"/>
      <text:p text:style-name="P22"/>
      <text:p text:style-name="P22"/>
      <text:p text:style-name="P1">This by contrast <text:span text:style-name="T9">uses two threads to consume all work then exits.</text:span></text:p>
      <text:p text:style-name="P1"/>
      <text:h text:style-name="Heading_20_3" text:outline-level="3"><text:soft-page-break/>TCP::acceptor</text:h>
      <text:p text:style-name="P18"><text:span text:style-name="T6">If your program wants to accept incoming tcp requests, it will need one of these. </text:span><text:span text:style-name="T9">It wraps the concept of handling incoming TCP connections, and deciding whether to accept it or not. If you accept, it will create either a socket (or if want a text-based network protocol, why not a tcp::iostream?)</text:span></text:p>
      <text:h text:style-name="Heading_20_3" text:outline-level="3">TCP::iostream</text:h>
      <text:p text:style-name="P16">Why make it complex?</text:p>
      <text:p text:style-name="P23">You can write networking code like it was <text:span text:style-name="T10">a iostream. If you like your output printf like, but with the advantages of type-safety, why not try std::format?</text:span></text:p>
      <text:p text:style-name="P24"/>
      <text:h text:style-name="P65" text:outline-level="1">Reflecting on the state of C++</text:h>
      <text:p text:style-name="P35">Probably the most useful missing feature from C++ that other languages have is Reflection, that is the ability of an object to know what members it has. However, C++17 onwards has almost everything you need to build your own reflection-system, and do it in the compiler, without the need for external tools like Circle.</text:p>
      <text:p text:style-name="P35">However, to build this, you need to understand why most Reflection systems for C++ are wrong.</text:p>
      <text:p text:style-name="P35">In C++, like in maths, a function may be overloaded. An overloaded function is one which who’s implementation depends on the type of the arguments. What is not valid in C++ (or maths) is a function that is overloaded by it’s return-type.</text:p>
      <text:p text:style-name="P17"><draw:frame text:anchor-type="paragraph" draw:z-index="2" draw:name="Shape2" draw:style-name="gr17" draw:text-style-name="P86" svg:width="15.594cm" svg:height="1.094cm" svg:x="0.633cm" svg:y="0.222cm"><draw:text-box><text:p text:style-name="P85"><text:span text:style-name="T34">std::</text:span><text:span text:style-name="T37">string</text:span><text:span text:style-name="T34"> val = fn()</text:span><text:span text:style-name="T34"><text:tab/></text:span><text:span text:style-name="T34">{ </text:span><text:span text:style-name="T36">return</text:span><text:span text:style-name="T34"> </text:span><text:span text:style-name="T35">"hello"</text:span><text:span text:style-name="T34">; }</text:span></text:p><text:p text:style-name="P85"><text:span text:style-name="T34">std::</text:span><text:span text:style-name="T36">int</text:span><text:span text:style-name="T34"> val = fn() { </text:span><text:span text:style-name="T36">return</text:span><text:span text:style-name="T34"> 0; } // wont compile!</text:span></text:p></draw:text-box></draw:frame></text:p>
      <text:p text:style-name="P17"/>
      <text:p text:style-name="P36">This is for very good reasons. It also changes how we must approach the idea of reflection. If we define a function, which returns the members of a structure, it must be capable of describing every type possible to return. This means default instinct of C++ programmers to write code like this </text:p>
      <text:p text:style-name="P26"/>
      <text:p text:style-name="P26"><draw:frame text:anchor-type="paragraph" draw:z-index="3" draw:name="Shape3" draw:style-name="gr16" draw:text-style-name="P86" svg:width="14.518cm" svg:height="1.833cm" svg:x="1.709cm" svg:y="-0.095cm"><draw:text-box><text:p text:style-name="P85"><text:span text:style-name="T36">for</text:span><text:span text:style-name="T34"> (</text:span><text:span text:style-name="T36">const</text:span><text:span text:style-name="T34"> </text:span><text:span text:style-name="T36">auto</text:span><text:span text:style-name="T34"> mbr : structure)</text:span></text:p><text:p text:style-name="P85"><text:span text:style-name="T34">{</text:span></text:p><text:p text:style-name="P85"><text:span text:style-name="T34"><text:tab/></text:span><text:span text:style-name="T34">...</text:span></text:p><text:p text:style-name="P85"><text:span text:style-name="T34">}</text:span></text:p></draw:text-box></draw:frame></text:p>
      <text:p text:style-name="P26"/>
      <text:p text:style-name="P26"/>
      <text:p text:style-name="P37">requires the “…” bit to be capable of processing every type. This is no problem for an interpreted language, as they are weakly typed, but a strongly typed language it is, well just nasty. The instinct that everything that iterates must be a for loop is the core problem. The key to making it more C++-friendly is to rephrase it so that the bit that is weakly typed is an argument. This way we can use templates to generate the code for us, and bingo, it’s now easy to express and manipulate.</text:p>
      <text:p text:style-name="P27"/>
      <text:p text:style-name="P27"/>
      <text:h text:style-name="Heading_20_1" text:outline-level="1"><text:soft-page-break/>Using Reflection.h</text:h>
      <text:p text:style-name="P28">If you don’t care how the implementation works, just want to use it, then the rules are pretty simple.</text:p>
      <text:p text:style-name="P28">Define a structure</text:p>
      <text:p text:style-name="P28"><draw:frame text:anchor-type="paragraph" draw:z-index="4" draw:name="Shape5" draw:style-name="gr15" draw:text-style-name="P84" svg:width="12.524cm" svg:height="4.723cm" svg:x="2.097cm" svg:y="0.639cm"><draw:text-box><text:p text:style-name="P85"><text:span text:style-name="T36">struct</text:span><text:span text:style-name="T34"> </text:span><text:span text:style-name="T37">Point</text:span></text:p><text:p text:style-name="P85"><text:span text:style-name="T34">{</text:span></text:p><text:p text:style-name="P85"><text:span text:style-name="T34"><text:tab/></text:span><text:span text:style-name="T36">float</text:span><text:span text:style-name="T34"> x, y;</text:span></text:p><text:p text:style-name="P85"><text:span text:style-name="T34"/></text:p><text:p text:style-name="P85"><text:span text:style-name="T34"><text:tab/></text:span><text:span text:style-name="T36">static</text:span><text:span text:style-name="T34"> </text:span><text:span text:style-name="T36">constexpr</text:span><text:span text:style-name="T34"> </text:span><text:span text:style-name="T36">auto</text:span><text:span text:style-name="T34"> get_members()</text:span></text:p><text:p text:style-name="P85"><text:span text:style-name="T34"><text:tab/></text:span><text:span text:style-name="T34">{</text:span></text:p><text:p text:style-name="P85"><text:span text:style-name="T34"><text:tab/></text:span><text:span text:style-name="T34"><text:tab/></text:span><text:span text:style-name="T36">return</text:span><text:span text:style-name="T34"> std::make_tuple(</text:span></text:p><text:p text:style-name="P85"><text:span text:style-name="T34"><text:tab/></text:span><text:span text:style-name="T34"><text:tab/></text:span><text:span text:style-name="T34"><text:tab/></text:span><text:span text:style-name="T37">Member</text:span><text:span text:style-name="T34">(</text:span><text:span text:style-name="T35">"x"</text:span><text:span text:style-name="T34">, &amp;</text:span><text:span text:style-name="T37">Point</text:span><text:span text:style-name="T34">::x),</text:span></text:p><text:p text:style-name="P85"><text:span text:style-name="T34"><text:tab/></text:span><text:span text:style-name="T34"><text:tab/></text:span><text:span text:style-name="T34"><text:tab/></text:span><text:span text:style-name="T37">Member</text:span><text:span text:style-name="T34">(</text:span><text:span text:style-name="T35">"y"</text:span><text:span text:style-name="T34">, &amp;</text:span><text:span text:style-name="T37">Point</text:span><text:span text:style-name="T34">::y)</text:span></text:p><text:p text:style-name="P85"><text:span text:style-name="T34"><text:tab/></text:span><text:span text:style-name="T34"><text:tab/></text:span><text:span text:style-name="T34">);</text:span></text:p><text:p text:style-name="P85"><text:span text:style-name="T34"><text:tab/></text:span><text:span text:style-name="T34">}</text:span></text:p><text:p text:style-name="P85"><text:span text:style-name="T34">};</text:span></text:p></draw:text-box></draw:frame><text:tab/></text:p>
      <text:p text:style-name="P28"/>
      <text:p text:style-name="P28"/>
      <text:p text:style-name="P28"/>
      <text:p text:style-name="P28"/>
      <text:p text:style-name="P28"/>
      <text:p text:style-name="P28"/>
      <text:p text:style-name="P31">This is just as normal, except we need to make a list of members ( C++ 20 was supposed to do this for us, but it was removed from the standard at the last minute).</text:p>
      <text:p text:style-name="P31">This structure now conforms to the “concept” of a ReflectionObject, and we may use reflection on it. We can even build ReflectionObjects from <text:span text:style-name="T17">other </text:span>ReflectionObjects.</text:p>
      <text:p text:style-name="P31"><draw:frame text:anchor-type="paragraph" draw:z-index="5" draw:name="Shape6" draw:style-name="gr15" draw:text-style-name="P84" svg:width="13.565cm" svg:height="4.723cm" svg:x="0.598cm" svg:y="0.238cm"><draw:text-box><text:p text:style-name="P85"><text:span text:style-name="T36">struct</text:span><text:span text:style-name="T34"> </text:span><text:span text:style-name="T37">Line</text:span></text:p><text:p text:style-name="P85"><text:span text:style-name="T34">{</text:span></text:p><text:p text:style-name="P85"><text:span text:style-name="T34"><text:tab/></text:span><text:span text:style-name="T37">Point</text:span><text:span text:style-name="T34"> from, to;</text:span></text:p><text:p text:style-name="P85"><text:span text:style-name="T34"/></text:p><text:p text:style-name="P85"><text:span text:style-name="T34"><text:tab/></text:span><text:span text:style-name="T36">static</text:span><text:span text:style-name="T34"> </text:span><text:span text:style-name="T36">constexpr</text:span><text:span text:style-name="T34"> </text:span><text:span text:style-name="T36">auto</text:span><text:span text:style-name="T34"> get_members()</text:span></text:p><text:p text:style-name="P85"><text:span text:style-name="T34"><text:tab/></text:span><text:span text:style-name="T34">{</text:span></text:p><text:p text:style-name="P85"><text:span text:style-name="T34"><text:tab/></text:span><text:span text:style-name="T34"><text:tab/></text:span><text:span text:style-name="T36">return</text:span><text:span text:style-name="T34"> std::make_tuple(</text:span></text:p><text:p text:style-name="P85"><text:span text:style-name="T34"><text:tab/></text:span><text:span text:style-name="T34"><text:tab/></text:span><text:span text:style-name="T34"><text:tab/></text:span><text:span text:style-name="T37">Member</text:span><text:span text:style-name="T34">(</text:span><text:span text:style-name="T35">"from"</text:span><text:span text:style-name="T34">, &amp;</text:span><text:span text:style-name="T37">Line</text:span><text:span text:style-name="T34">::from),</text:span></text:p><text:p text:style-name="P85"><text:span text:style-name="T34"><text:tab/></text:span><text:span text:style-name="T34"><text:tab/></text:span><text:span text:style-name="T34"><text:tab/></text:span><text:span text:style-name="T37">Member</text:span><text:span text:style-name="T34">(</text:span><text:span text:style-name="T35">"to"</text:span><text:span text:style-name="T34">, &amp;</text:span><text:span text:style-name="T37">Line</text:span><text:span text:style-name="T34">::to)</text:span></text:p><text:p text:style-name="P85"><text:span text:style-name="T34"><text:tab/></text:span><text:span text:style-name="T34"><text:tab/></text:span><text:span text:style-name="T34">);</text:span></text:p><text:p text:style-name="P85"><text:span text:style-name="T34"><text:tab/></text:span><text:span text:style-name="T34">}</text:span></text:p><text:p text:style-name="P85"><text:span text:style-name="T34">};</text:span></text:p></draw:text-box></draw:frame></text:p>
      <text:p text:style-name="P31"/>
      <text:p text:style-name="P31"/>
      <text:p text:style-name="P31"/>
      <text:p text:style-name="P31"/>
      <text:p text:style-name="P31"/>
      <text:p text:style-name="P31"/>
      <text:p text:style-name="P31">Easy right!</text:p>
      <text:p text:style-name="P31">Now let’s initialise a line to all 0’s.</text:p>
      <text:p text:style-name="P31"><draw:frame text:anchor-type="paragraph" draw:z-index="6" draw:name="Shape7" draw:style-name="gr14" draw:text-style-name="P86" svg:width="11.554cm" svg:height="2.08cm" svg:x="1.233cm" svg:y="-0.085cm"><draw:text-box><text:p text:style-name="P85"><text:span text:style-name="T36">int</text:span><text:span text:style-name="T34"> main()</text:span></text:p><text:p text:style-name="P85"><text:span text:style-name="T34">{</text:span></text:p><text:p text:style-name="P85"><text:span text:style-name="T34"><text:tab/></text:span><text:span text:style-name="T37">Line</text:span><text:span text:style-name="T34"> l;</text:span></text:p><text:p><text:span text:style-name="T34"><text:tab/></text:span><text:span text:style-name="T34">visit_recursive(l, [](</text:span><text:span text:style-name="T36">auto</text:span><text:span text:style-name="T34">&amp; </text:span><text:span text:style-name="T38">v</text:span><text:span text:style-name="T34">) {</text:span><text:span text:style-name="T38">v</text:span><text:span text:style-name="T34"> = 0;});</text:span></text:p><text:p text:style-name="P85"><text:span text:style-name="T34">}</text:span></text:p></draw:text-box></draw:frame></text:p>
      <text:p text:style-name="P28"/>
      <text:p text:style-name="P28"/>
      <text:p text:style-name="P28"/>
      <text:p text:style-name="P31">This says “visit all non-reflection-struct members of l, and run our function on them.</text:p>
      <text:p text:style-name="P31">Worried about the run-time over head of all this structure, lets see what the code looks like (in release).</text:p>
      <text:p text:style-name="P31"><draw:frame text:anchor-type="paragraph" draw:z-index="7" draw:name="Shape8" draw:style-name="gr13" draw:text-style-name="P88" svg:width="10.39cm" svg:height="0.722cm" svg:x="1.321cm" svg:y="0.482cm"><draw:text-box><text:p text:style-name="P85"><text:span text:style-name="T39">00007FF79E661000 <text:s/>xor <text:s text:c="8"/>eax,eax <text:s/></text:span></text:p></draw:text-box></draw:frame></text:p>
      <text:p text:style-name="P28"/>
      <text:p text:style-name="P32"><text:soft-page-break/>That’s right. By using constexpr the compiler can figure out exactly what this does, and uses one instruction to do it.</text:p>
      <text:p text:style-name="P32"/>
      <text:p text:style-name="P32">Still not convinced, let’s see how we can reverse the endianness for <text:span text:style-name="T13">transition to a machine with different endianess.</text:span></text:p>
      <text:p text:style-name="P32"><draw:frame text:anchor-type="paragraph" draw:z-index="8" draw:name="Shape9" draw:style-name="gr10" draw:text-style-name="P86" svg:width="14.412cm" svg:height="5.155cm" svg:x="0.474cm" svg:y="0.203cm"><draw:text-box><text:p text:style-name="P85"><text:span text:style-name="T36">template</text:span><text:span text:style-name="T34">&lt;</text:span><text:span text:style-name="T36">class</text:span><text:span text:style-name="T34"> </text:span><text:span text:style-name="T37">T</text:span><text:span text:style-name="T34">&gt;</text:span></text:p><text:p text:style-name="P85"><text:span text:style-name="T36">void</text:span><text:span text:style-name="T34"> ReverseEndian(</text:span><text:span text:style-name="T37">T</text:span><text:span text:style-name="T34">&amp; </text:span><text:span text:style-name="T38">v</text:span><text:span text:style-name="T34">)</text:span></text:p><text:p text:style-name="P85"><text:span text:style-name="T34">{</text:span></text:p><text:p text:style-name="P85"><text:span text:style-name="T34"><text:tab/></text:span><text:span text:style-name="T36">const</text:span><text:span text:style-name="T34"> </text:span><text:span text:style-name="T36">auto</text:span><text:span text:style-name="T34"> as_bytes = std::as_writable_bytes(std::</text:span><text:span text:style-name="T37">span</text:span><text:span text:style-name="T34">(&amp;</text:span><text:span text:style-name="T38">v</text:span><text:span text:style-name="T34">, </text:span><text:span text:style-name="T34">1));</text:span></text:p><text:p text:style-name="P85"><text:span text:style-name="T34"><text:tab/></text:span><text:span text:style-name="T34">std::reverse(as_bytes.begin(), as_bytes.end());</text:span></text:p><text:p text:style-name="P85"><text:span text:style-name="T34">}</text:span></text:p><text:p text:style-name="P85"><text:span text:style-name="T34"/></text:p><text:p text:style-name="P85"><text:span text:style-name="T36">int</text:span><text:span text:style-name="T34"> main()</text:span></text:p><text:p text:style-name="P85"><text:span text:style-name="T34">{</text:span></text:p><text:p text:style-name="P85"><text:span text:style-name="T34"><text:tab/></text:span><text:span text:style-name="T37">Line</text:span><text:span text:style-name="T34"> l{ {0x12345678, 0x12345678}, {0x12345678, 0x12345678} };</text:span></text:p><text:p><text:span text:style-name="T34"><text:tab/></text:span><text:span text:style-name="T34">visit_recursive(l, [](</text:span><text:span text:style-name="T36">auto</text:span><text:span text:style-name="T34">&amp; </text:span><text:span text:style-name="T38">v</text:span><text:span text:style-name="T34">) {ReverseEndian(</text:span><text:span text:style-name="T38">v</text:span><text:span text:style-name="T34">);});</text:span></text:p><text:p text:style-name="P85"><text:span text:style-name="T34">}</text:span></text:p></draw:text-box></draw:frame></text:p>
      <text:p text:style-name="P32"/>
      <text:h text:style-name="P66" text:outline-level="1"/>
      <text:h text:style-name="P66" text:outline-level="1"/>
      <text:h text:style-name="P66" text:outline-level="1"/>
      <text:p text:style-name="P38"><text:span text:style-name="T13">Impressed yet? It gets better… </text:span><text:span text:style-name="T14">Maybe, you think manipulating binary structures is old hat. Different sizes for bool, different layout on different machines, that’s why you became convinced years ago that you need to use a text based interface like JSON. Well, here is how to do it, for free (as long as you define your </text:span><text:span text:style-name="T11">get_members().</text:span></text:p>
      <text:p text:style-name="P53"/>
      <text:p text:style-name="P54">You can find this code in Reflection.cpp, and it prints</text:p>
      <text:p text:style-name="P54">{</text:p>
      <text:p text:style-name="P54">"from" = {</text:p>
      <text:p text:style-name="P54">"x" = 78563412, </text:p>
      <text:p text:style-name="P54">"y" = 78563412}</text:p>
      <text:p text:style-name="P54">,</text:p>
      <text:p text:style-name="P54">"to" = {</text:p>
      <text:p text:style-name="P54">"x" = 78563412,</text:p>
      <text:p text:style-name="P54">"y" = 78563412}</text:p>
      <text:p text:style-name="P54">}</text:p>
      <text:p text:style-name="P4"><text:span text:style-name="T12">where 0x78563412==</text:span> <text:span text:style-name="T11">ReverseEndian</text:span><text:span text:style-name="T12">(0x87654321)</text:span></text:p>
      <text:p text:style-name="P3"/>
      <text:h text:style-name="Heading_20_1" text:outline-level="1">C++-&gt;JSON/JSON-&gt;C++</text:h>
      <text:p text:style-name="Text_20_body">Using the <text:span text:style-name="T15">power of the reflection system, it is now easy to both read and write Reflection objects as JSON text.</text:span></text:p>
      <text:p text:style-name="Text_20_body"><draw:frame text:anchor-type="paragraph" draw:z-index="9" draw:name="Shape10" draw:style-name="gr12" draw:text-style-name="P87" svg:width="12.63cm" svg:height="0.616cm" svg:x="1.939cm" svg:y="0.436cm"><draw:text-box><text:p text:style-name="P85"><text:span text:style-name="T34"><text:tab/></text:span><text:span text:style-name="T34">JSON(std::cout, l);</text:span></text:p></draw:text-box></draw:frame></text:p>
      <text:p text:style-name="P34">Writes out our line definition.</text:p>
      <text:p text:style-name="P34"><draw:frame text:anchor-type="paragraph" draw:z-index="10" draw:name="Shape11" draw:style-name="gr11" draw:text-style-name="P86" svg:width="13.741cm" svg:height="1.172cm" svg:x="1.215cm" svg:y="0.182cm"><draw:text-box><text:p text:style-name="P85"><text:span text:style-name="T34"><text:tab/></text:span><text:span text:style-name="T34">std::istringstream </text:span><text:span text:style-name="T34">is(</text:span><text:span text:style-name="T35">"{\"from\"={\"x\"=1}, \"to\"={\"y\"=2}}"</text:span><text:span text:style-name="T34">);</text:span></text:p><text:p text:style-name="P85"><text:span text:style-name="T34"><text:tab/></text:span><text:span text:style-name="T34">JSON(is, l);</text:span></text:p></draw:text-box></draw:frame></text:p>
      <text:p text:style-name="P33"><text:soft-page-break/></text:p>
      <text:p text:style-name="P39">Reads it back in. Okay, it;s not quite as flexible as normal JSON, so it’s only a subset. Specifically, the use of strings must either be quoted or a white space inserted. But not bad. <text:span text:style-name="T16">Note how the members we did not mention are unchanged.</text:span></text:p>
      <text:p text:style-name="P39">{</text:p>
      <text:p text:style-name="P39">"from" = {</text:p>
      <text:p text:style-name="P39">"x" = 1,</text:p>
      <text:p text:style-name="P39">"y" = 78563412}</text:p>
      <text:p text:style-name="P39">,</text:p>
      <text:p text:style-name="P39">"to" = {</text:p>
      <text:p text:style-name="P39">"x" = 78563412,</text:p>
      <text:p text:style-name="P39">"y" = 2}</text:p>
      <text:p text:style-name="P39">}</text:p>
      <text:p text:style-name="P39"/>
      <text:h text:style-name="Heading_20_1" text:outline-level="1">So how does it work?</text:h>
      <text:h text:style-name="Heading_20_4" text:outline-level="4"><text:s/>If you find this explanation a bit confusing, scan read it, then read the <text:span text:style-name="T22">subsequent sections and come back. It does make sense, I promise...</text:span></text:h>
      <text:p text:style-name="P40">We tie a static<text:span text:style-name="T21">ly</text:span> defined string, to a member pointer. A member pointer contains the offset of the member from the start of the structure, and is type-safe. We return our list of member names and pointers as tuple. This means the information is available at compile time.</text:p>
      <text:p text:style-name="P40"><draw:frame text:anchor-type="paragraph" draw:z-index="11" draw:name="Shape9_0" draw:style-name="gr10" draw:text-style-name="P86" svg:width="16.731cm" svg:height="5.155cm" svg:x="0.474cm" svg:y="0.055cm"><draw:text-box><text:p text:style-name="P85"><text:span text:style-name="T34">template &lt;ReflectionStruct RS, typename Fn&gt;</text:span></text:p><text:p text:style-name="P85"><text:span text:style-name="T34">void visit_recursive(RS&amp; obj, Fn&amp;&amp; fn)</text:span></text:p><text:p text:style-name="P85"><text:span text:style-name="T34">{</text:span></text:p><text:p text:style-name="P85"><text:span text:style-name="T34"><text:tab/></text:span><text:span text:style-name="T34">const auto mbrs = RS::get_members();</text:span></text:p><text:p text:style-name="P85"><text:span text:style-name="T34"/></text:p><text:p text:style-name="P85"><text:span text:style-name="T34"><text:tab/></text:span><text:span text:style-name="T34">const auto call_fn = [&amp;](const auto&amp;...mbr)</text:span></text:p><text:p text:style-name="P85"><text:span text:style-name="T34"><text:tab/></text:span><text:span text:style-name="T34">{</text:span></text:p><text:p text:style-name="P85"><text:span text:style-name="T34"><text:tab/></text:span><text:span text:style-name="T34"><text:tab/></text:span><text:span text:style-name="T34">(visit_recursive(obj.*mbr.pointer, </text:span><text:span text:style-name="T34">std::forward&lt;Fn&gt;(fn)), ...);</text:span></text:p><text:p text:style-name="P85"><text:span text:style-name="T34"><text:tab/></text:span><text:span text:style-name="T34">};</text:span></text:p><text:p text:style-name="P85"><text:span text:style-name="T34"><text:tab/></text:span><text:span text:style-name="T34">std::apply(call_fn, mbrs);</text:span></text:p><text:p text:style-name="P85"><text:span text:style-name="T34">};</text:span></text:p><text:p text:style-name="P85"><text:span text:style-name="T34"/></text:p></draw:text-box></draw:frame></text:p>
      <text:p text:style-name="P40"/>
      <text:p text:style-name="P40"/>
      <text:p text:style-name="Text_20_body"/>
      <text:p text:style-name="P29"/>
      <text:p text:style-name="P29"/>
      <text:p text:style-name="P30">“<text:span text:style-name="T18">std:apply” turns our tuple into a call with each member of the tuple </text:span><text:span text:style-name="T19">passed as a parameter to the function</text:span><text:span text:style-name="T18">. <text:s/></text:span><text:span text:style-name="T19">Our lambda function then is declared as to take an arbitrary number of arguments, with arbitrary types.</text:span></text:p>
      <text:p text:style-name="P41"><text:s/>We then use the C++17 feature, fold expression, to turn this into a list of “,” operators.</text:p>
      <text:p text:style-name="P41">The “,” operator is little obscure, but has been there since “C” believe it or not. “a,b” means perform a, perform b, but return the value of b.</text:p>
      <text:p text:style-name="P41">The fold expression, will therefore build an expression, which executes visit_recursive on each parameter.</text:p>
      <text:p text:style-name="P42"><text:soft-page-break/><text:span text:style-name="T19"><text:s/></text:span><text:span text:style-name="T18">As each member might itself be a structure, we </text:span><text:span text:style-name="T19">process each structure that fulfils the “</text:span><text:span text:style-name="T20">ReflectionStruct</text:span><text:span text:style-name="T18">“ </text:span><text:span text:style-name="T20">criteria, breaking it down, until we hit something different</text:span><text:span text:style-name="T18">.</text:span></text:p>
      <text:p text:style-name="P29"><draw:frame text:anchor-type="paragraph" draw:z-index="12" draw:name="Shape9_1" draw:style-name="gr9" draw:text-style-name="P86" svg:width="16.731cm" svg:height="2.341cm" svg:x="0.474cm" svg:y="0.055cm"><draw:text-box><text:p text:style-name="P85"><text:span text:style-name="T34">template &lt;typename T, typename Fn&gt;</text:span></text:p><text:p text:style-name="P85"><text:span text:style-name="T34">void visit_recursive(T&amp; obj, Fn&amp;&amp; fn)</text:span></text:p><text:p text:style-name="P85"><text:span text:style-name="T34">{</text:span></text:p><text:p text:style-name="P85"><text:span text:style-name="T34"><text:tab/></text:span><text:span text:style-name="T34">fn(obj);</text:span></text:p><text:p text:style-name="P85"><text:span text:style-name="T34">};</text:span></text:p><text:p text:style-name="P85"><text:span text:style-name="T34"/></text:p></draw:text-box></draw:frame></text:p>
      <text:p text:style-name="P29"/>
      <text:p text:style-name="P29"/>
      <text:p text:style-name="P29"/>
      <text:p text:style-name="P43">If we use the “enumerate” function, we get the names and pointers.</text:p>
      <text:p text:style-name="P43">If we use the “enumerate_recursive” version, we will get two extra calls, one with a ObjectStart object, indicating we are starting to enumerate a new object. The opposite is an ObjectEnd.</text:p>
      <text:p text:style-name="P43"><draw:frame text:anchor-type="paragraph" draw:z-index="13" draw:name="Shape9_2" draw:style-name="gr5" draw:text-style-name="P86" svg:width="18.742cm" svg:height="2.599cm" svg:x="-0.134cm" svg:y="0.055cm"><draw:text-box><text:p text:style-name="P85"><text:span text:style-name="T34"><text:tab/></text:span><text:span text:style-name="T34">enumerate_recursive(l, overloaded{</text:span></text:p><text:p text:style-name="P85"><text:span text:style-name="T34"><text:tab/></text:span><text:span text:style-name="T34"><text:tab/></text:span><text:span text:style-name="T34">[](const ObjectStart&amp;, std::string_view name){std::cout </text:span><text:span text:style-name="T34">&lt;&lt; name &lt;&lt; " {\n";},</text:span></text:p><text:p text:style-name="P85"><text:span text:style-name="T34"><text:tab/></text:span><text:span text:style-name="T34"><text:tab/></text:span><text:span text:style-name="T34">[](const ObjectEnd&amp;, std::string_view name){std::cout &lt;&lt; </text:span><text:span text:style-name="T34">name &lt;&lt; "\n";},</text:span></text:p><text:p text:style-name="P85"><text:span text:style-name="T34"><text:tab/></text:span><text:span text:style-name="T34"><text:tab/></text:span><text:span text:style-name="T34">[](const auto&amp; ptr, std::string_view name){std::cout &lt;&lt; </text:span><text:span text:style-name="T34">name &lt;&lt; "\n";}</text:span></text:p><text:p text:style-name="P85"><text:span text:style-name="T34"><text:tab/></text:span><text:span text:style-name="T34">});</text:span></text:p><text:p text:style-name="P85"><text:span text:style-name="T34"/></text:p></draw:text-box></draw:frame></text:p>
      <text:p text:style-name="P43"/>
      <text:p text:style-name="P43"/>
      <text:p text:style-name="P43">When Gives the output...</text:p>
      <text:p text:style-name="P43"><draw:frame text:anchor-type="paragraph" draw:z-index="14" draw:name="Shape9_4" draw:style-name="gr3" draw:text-style-name="P86" svg:width="7.16cm" svg:height="3.121cm" svg:x="0.907cm" svg:y="0.079cm"><draw:text-box><text:p text:style-name="P85"><text:span text:style-name="T34">from {</text:span></text:p><text:p text:style-name="P85"><text:span text:style-name="T34">x</text:span></text:p><text:p text:style-name="P85"><text:span text:style-name="T34">y</text:span></text:p><text:p text:style-name="P85"><text:span text:style-name="T34">}</text:span></text:p><text:p text:style-name="P85"><text:span text:style-name="T34">to {</text:span></text:p><text:p text:style-name="P85"><text:span text:style-name="T34">x</text:span></text:p><text:p text:style-name="P85"><text:span text:style-name="T34">y</text:span></text:p><text:p text:style-name="P85"><text:span text:style-name="T34">}</text:span></text:p></draw:text-box></draw:frame></text:p>
      <text:p text:style-name="P43"/>
      <text:p text:style-name="P43"/>
      <text:p text:style-name="P43"/>
      <text:p text:style-name="P44">Given this list, it’s just a question of using the type information in the pointer to generated a type-specific IO for each member.</text:p>
      <text:h text:style-name="Heading_20_1" text:outline-level="1">Let’s discuss the used features in more detail</text:h>
      <text:p text:style-name="P45">If you understand the above explanation on the first reading, you won’t need more info. Congratulations, you can skip this. However, given that we are using a lot of features that many programmers who are used to “C” style programs, may not have ever used, I will explain some background.</text:p>
      <text:h text:style-name="Heading_20_2" text:outline-level="2">Concepts (C++20)</text:h>
      <text:p text:style-name="P45">This is not actually required, but does make the code harder to misuse. Concepts were introduced to C++ to reduce the hard-to-read errors when using templates.</text:p>
      <text:p text:style-name="P45">Before we even attempt to use a type as a template parameter <text:s/>to a reflection function, the compiler checks</text:p>
      <text:p text:style-name="P45">a) It has a get_members function</text:p>
      <text:p text:style-name="P45">b) The get members function returns member that only use member-pointers to the type.</text:p>
      <text:p text:style-name="P45">The second check stops some particularly annoying errors, caused by cut+paste from another object.</text:p>
      <text:p text:style-name="P47"><text:soft-page-break/>We notate types that pass these two checks as “ReflectionStruct”s.</text:p>
      <text:h text:style-name="P67" text:outline-level="3">What is a lambda functional?</text:h>
      <text:p text:style-name="P48">If you are not used to it, the notation [](){/*some function*/}, is quite confusing. What it means, is that it makes an object that has a function. The type of the object is never exposed (but it does have one). As this is an object, it can be passed by value to templated functions.</text:p>
      <text:p text:style-name="P48">This may seem over complicated but it has really big advantages. The biggest of which is that because lambda-functions have unique types, the function can be referenced in a type-safe manner. This allows optimisations not possible when the function is passed as a function-pointer.</text:p>
      <text:h text:style-name="P68" text:outline-level="3">What is overloaded?</text:h>
      <text:p text:style-name="P48">This is common trick. Normally a lambda function can only have one function. However, objects can have overloaded functions and operators, including the operator(), which is the function-call operator.</text:p>
      <text:p text:style-name="P48">Overloaded takes multiple lambda-functions, and makes a single object which is made from all the lambda-functions glued together. If the function parameters are different, then this combined object has will call the function that matches the parameters passed.</text:p>
      <text:p text:style-name="P49">If one of those functions is an “auto” type, it will be used if and only if none of the functions with an explicit type matches. The keyword auto, means “any type”.</text:p>
      <text:h text:style-name="Heading_20_3" text:outline-level="3">Why do you use &amp;&amp; in parameters?</text:h>
      <text:p text:style-name="P47">Most people associate “&amp;&amp;” with move. However, when used with templated parameter it means something slightly different. It means “the compiler can choose between pass-by-const-reference and pass-by-value”. <text:span text:style-name="T23">In practice this means any structure with more than two members is passed by reference, everything </text:span><text:span text:style-name="T25">else </text:span><text:span text:style-name="T23">is passed by value.</text:span></text:p>
      <text:p text:style-name="P47"/>
      <text:h text:style-name="Heading_20_1" text:outline-level="1">Using Reflection to make a quick and dirty service</text:h>
      <text:p text:style-name="P49">A service, is a application that exists to listen for, and reply to a network request. <text:span text:style-name="T24">A common example for a network library is to make a service that returns the current time.</text:span></text:p>
      <text:p text:style-name="P49"/>
      <text:p text:style-name="P50">We are going to use the iostream adapter. This is great, because we have a way of converting ReflectionStructs into JSON. So we can quickly build a time-service that is JSON encoded.</text:p>
      <text:p text:style-name="P50"/>
      <text:p text:style-name="P52">WARNING:</text:p>
      <text:p text:style-name="P52">Reflection is powerful, but it also pushes the compiler hard.</text:p>
      <text:p text:style-name="P52">To use Reflection in large projects, it’s important to limit where it is exposed to. Take care with your headers., they will add significant time to every module that includes them.</text:p>
      <text:p text:style-name="P46"/>
      <text:p text:style-name="P50"><text:soft-page-break/><text:span text:style-name="T26">What’s more ..</text:span>. The C++ IOStream is an interface designed for blocking IO. When we use the IO Stream interface, we are backing in a blocking model of networking. The entire reason for ASIO is to avoid blocking IO.</text:p>
      <text:p text:style-name="P50"><text:span text:style-name="T26">But...</text:span>As a quick and dirty technique, it rocks though, let’s take a look.</text:p>
      <text:p text:style-name="P51">First lets define our common object</text:p>
      <text:p text:style-name="P50"/>
      <text:p text:style-name="P49"><draw:frame text:anchor-type="paragraph" draw:z-index="15" draw:name="Shape9_3" draw:style-name="gr8" draw:text-style-name="P86" svg:width="18.742cm" svg:height="6.24cm" svg:x="-0.115cm" svg:y="-0.302cm"><draw:text-box><text:p text:style-name="P85"><text:span text:style-name="T34">#pragma once</text:span></text:p><text:p text:style-name="P85"><text:span text:style-name="T34">#include "Common/Reflection.h"</text:span></text:p><text:p text:style-name="P85"><text:span text:style-name="T34"/></text:p><text:p text:style-name="P85"><text:span text:style-name="T34">struct CommonObj</text:span></text:p><text:p text:style-name="P85"><text:span text:style-name="T34">{</text:span></text:p><text:p text:style-name="P85"><text:span text:style-name="T34"><text:tab/></text:span><text:span text:style-name="T34">std::string text;</text:span></text:p><text:p text:style-name="P85"><text:span text:style-name="T34"><text:tab/></text:span><text:span text:style-name="T34">time_t fixed_len_field;</text:span></text:p><text:p text:style-name="P85"><text:span text:style-name="T34"/></text:p><text:p text:style-name="P85"><text:span text:style-name="T34"><text:tab/></text:span><text:span text:style-name="T34">static constexpr auto get_members()</text:span></text:p><text:p text:style-name="P85"><text:span text:style-name="T34"><text:tab/></text:span><text:span text:style-name="T34">{</text:span></text:p><text:p text:style-name="P85"><text:span text:style-name="T34"><text:tab/></text:span><text:span text:style-name="T34"><text:tab/></text:span><text:span text:style-name="T34">return std::make_tuple(</text:span></text:p><text:p text:style-name="P85"><text:span text:style-name="T34"><text:tab/></text:span><text:span text:style-name="T34"><text:tab/></text:span><text:span text:style-name="T34"><text:tab/></text:span><text:span text:style-name="T34">Member("text", &amp;CommonObj::text),</text:span></text:p><text:p text:style-name="P85"><text:span text:style-name="T34"><text:tab/></text:span><text:span text:style-name="T34"><text:tab/></text:span><text:span text:style-name="T34"><text:tab/></text:span><text:span text:style-name="T34">Member("fixed_len_field", </text:span><text:span text:style-name="T34">&amp;CommonObj::fixed_len_field)</text:span></text:p><text:p text:style-name="P85"><text:span text:style-name="T34"><text:tab/></text:span><text:span text:style-name="T34"><text:tab/></text:span><text:span text:style-name="T34">);</text:span></text:p><text:p text:style-name="P85"><text:span text:style-name="T34"><text:tab/></text:span><text:span text:style-name="T34">}</text:span></text:p><text:p text:style-name="P85"><text:span text:style-name="T34">};</text:span></text:p></draw:text-box></draw:frame></text:p>
      <text:p text:style-name="P49"/>
      <text:p text:style-name="P49"/>
      <text:p text:style-name="P49"/>
      <text:p text:style-name="P49"/>
      <text:p text:style-name="P49"/>
      <text:p text:style-name="P49"/>
      <text:p text:style-name="P49"/>
      <text:p text:style-name="P51">Now for our server. It listens on port 10001, it replies to all connections with our object. Once done, it loops around and simply does it again.</text:p>
      <text:p text:style-name="P49"/>
      <text:p text:style-name="P49"><draw:frame text:anchor-type="paragraph" draw:z-index="16" draw:name="Shape9_5" draw:style-name="gr7" draw:text-style-name="P86" svg:width="18.742cm" svg:height="7.019cm" svg:x="0.258cm" svg:y="-0.302cm"><draw:text-box><text:p text:style-name="P85"><text:span text:style-name="T34">#include &lt;asio.hpp&gt;</text:span></text:p><text:p text:style-name="P85"><text:span text:style-name="T34">#include "CommonObj.h"</text:span></text:p><text:p text:style-name="P85"><text:span text:style-name="T34">#include "Common/Json.h"</text:span></text:p><text:p text:style-name="P85"><text:span text:style-name="T34"/></text:p><text:p text:style-name="P85"><text:span text:style-name="T34">int main()</text:span></text:p><text:p text:style-name="P85"><text:span text:style-name="T34">{</text:span></text:p><text:p text:style-name="P85"><text:span text:style-name="T34"><text:tab/></text:span><text:span text:style-name="T34">asio::io_context context;</text:span></text:p><text:p text:style-name="P85"><text:span text:style-name="T34"><text:tab/></text:span><text:span text:style-name="T34">const auto addr = asio::ip::make_address_v4("127.0.0.1");</text:span></text:p><text:p text:style-name="P85"><text:span text:style-name="T34"><text:tab/></text:span><text:span text:style-name="T34">asio::ip::tcp::acceptor acceptor{ context, </text:span><text:span text:style-name="T34">asio::ip::tcp::endpoint{addr,10001} };</text:span></text:p><text:p text:style-name="P85"><text:span text:style-name="T34"><text:tab/></text:span><text:span text:style-name="T34">while (true)</text:span></text:p><text:p text:style-name="P85"><text:span text:style-name="T34"><text:tab/></text:span><text:span text:style-name="T34">{</text:span></text:p><text:p text:style-name="P85"><text:span text:style-name="T34"><text:tab/></text:span><text:span text:style-name="T34"><text:tab/></text:span><text:span text:style-name="T34">asio::ip::tcp::iostream </text:span><text:span text:style-name="T34">reply_stream{ acceptor.accept() };</text:span></text:p><text:p text:style-name="P85"><text:span text:style-name="T34"><text:tab/></text:span><text:span text:style-name="T34"><text:tab/></text:span><text:span text:style-name="T34">time_t tm =time(NULL );</text:span></text:p><text:p text:style-name="P85"><text:span text:style-name="T34"><text:tab/></text:span><text:span text:style-name="T34"><text:tab/></text:span><text:span text:style-name="T34">struct tm * curtime = localtime ( &amp;tm );</text:span></text:p><text:p text:style-name="P85"><text:span text:style-name="T34"><text:tab/></text:span><text:span text:style-name="T34"><text:tab/></text:span><text:span text:style-name="T34">CommonObj </text:span><text:span text:style-name="T34">my_reply{ .text=asctime(curtime), .fixed_len_field=tm };</text:span></text:p><text:p text:style-name="P85"><text:span text:style-name="T34"><text:tab/></text:span><text:span text:style-name="T34"><text:tab/></text:span><text:span text:style-name="T34">reply_stream &lt;&lt; AsJson(my_reply);</text:span></text:p><text:p text:style-name="P85"><text:span text:style-name="T34"><text:tab/></text:span><text:span text:style-name="T34">}</text:span></text:p><text:p text:style-name="P85"><text:span text:style-name="T34">}</text:span></text:p></draw:text-box></draw:frame></text:p>
      <text:p text:style-name="P49"/>
      <text:p text:style-name="P49"/>
      <text:p text:style-name="P49"/>
      <text:p text:style-name="P49"/>
      <text:p text:style-name="P49"/>
      <text:p text:style-name="P49"/>
      <text:p text:style-name="P49"/>
      <text:p text:style-name="P49"/>
      <text:p text:style-name="P51">And our client, that’s just the opposite. It opens a connection to our own machine, port 10001. Once a connection is established, we read our object, and dump the result.</text:p>
      <text:p text:style-name="P51"/>
      <text:p text:style-name="P51"><draw:frame text:anchor-type="paragraph" draw:z-index="17" draw:name="Shape9_6" draw:style-name="gr6" draw:text-style-name="P86" svg:width="18.742cm" svg:height="5.85cm" svg:x="0.258cm" svg:y="-0.302cm"><draw:text-box><text:p text:style-name="P85"><text:span text:style-name="T34">#include &lt;asio.hpp&gt;</text:span></text:p><text:p text:style-name="P85"><text:span text:style-name="T34">#include "TimeService/CommonObj.h"</text:span></text:p><text:p text:style-name="P85"><text:span text:style-name="T34">#include "Common/Json.h"</text:span></text:p><text:p text:style-name="P85"><text:span text:style-name="T34"/></text:p><text:p text:style-name="P85"><text:span text:style-name="T34">int main()</text:span></text:p><text:p text:style-name="P85"><text:span text:style-name="T34">{</text:span></text:p><text:p text:style-name="P85"><text:span text:style-name="T34"><text:tab/></text:span><text:span text:style-name="T34">using namespace asio::ip;</text:span></text:p><text:p text:style-name="P85"><text:span text:style-name="T34"><text:tab/></text:span><text:span text:style-name="T34">CommonObj reply;</text:span></text:p><text:p text:style-name="P85"><text:span text:style-name="T34"><text:tab/></text:span><text:span text:style-name="T34">asio::io_context context;</text:span></text:p><text:p text:style-name="P85"><text:span text:style-name="T34"><text:tab/></text:span><text:span text:style-name="T34">asio::ip::tcp::iostream send_stream{ tcp::socket{context} };</text:span></text:p><text:p text:style-name="P85"><text:span text:style-name="T34"><text:tab/></text:span><text:span text:style-name="T34">const auto addr = asio::ip::make_address_v4("127.0.0.1");</text:span></text:p><text:p text:style-name="P85"><text:span text:style-name="T34"><text:tab/></text:span><text:span text:style-name="T34">send_stream.connect(tcp::endpoint{ addr, 10001 });</text:span></text:p><text:p text:style-name="P85"><text:span text:style-name="T34"><text:tab/></text:span><text:span text:style-name="T34">send_stream &gt;&gt; AsJson(reply);</text:span></text:p><text:p text:style-name="P85"><text:span text:style-name="T34"><text:tab/></text:span><text:span text:style-name="T34">std::cout &lt;&lt; AsJson(reply);</text:span></text:p><text:p text:style-name="P85"><text:span text:style-name="T34">}</text:span></text:p></draw:text-box></draw:frame></text:p>
      <text:p text:style-name="P51"/>
      <text:p text:style-name="P51"/>
      <text:p text:style-name="P51"/>
      <text:p text:style-name="P51"><text:soft-page-break/>And the result?</text:p>
      <text:p text:style-name="P51"><draw:frame text:anchor-type="paragraph" draw:z-index="18" draw:name="Shape9_7" draw:style-name="gr5" draw:text-style-name="P86" svg:width="18.742cm" svg:height="2.599cm" svg:x="0.258cm" svg:y="0.071cm"><draw:text-box><text:p text:style-name="P85"><text:span text:style-name="T34">{</text:span></text:p><text:p text:style-name="P85"><text:span text:style-name="T34">"text" = "Tue Sep 21 00:23:39 2021",</text:span></text:p><text:p text:style-name="P85"><text:span text:style-name="T34">"fixed_len_field" = 1632180219</text:span></text:p><text:p text:style-name="P85"><text:span text:style-name="T34">}</text:span></text:p><text:p text:style-name="P85"><text:span text:style-name="T34"/></text:p></draw:text-box></draw:frame><draw:frame text:anchor-type="paragraph" draw:z-index="19" draw:name="Shape9_8" draw:style-name="gr5" draw:text-style-name="P86" svg:width="18.742cm" svg:height="2.599cm" svg:x="0.258cm" svg:y="0.071cm"><draw:text-box><text:p text:style-name="P85"><text:span text:style-name="T34">{</text:span></text:p><text:p text:style-name="P85"><text:span text:style-name="T34">"text" = "Tue Sep 21 00:23:39 2021",</text:span></text:p><text:p text:style-name="P85"><text:span text:style-name="T34">"fixed_len_field" = 1632180219</text:span></text:p><text:p text:style-name="P85"><text:span text:style-name="T34">}</text:span></text:p><text:p text:style-name="P85"><text:span text:style-name="T34"/></text:p></draw:text-box></draw:frame><draw:frame text:anchor-type="paragraph" draw:z-index="20" draw:name="Shape9_9" draw:style-name="gr5" draw:text-style-name="P86" svg:width="18.742cm" svg:height="2.599cm" svg:x="0.258cm" svg:y="0.071cm"><draw:text-box><text:p text:style-name="P85"><text:span text:style-name="T34">{</text:span></text:p><text:p text:style-name="P85"><text:span text:style-name="T34">"text" = "Tue Sep 21 00:23:39 2021",</text:span></text:p><text:p text:style-name="P85"><text:span text:style-name="T34">"fixed_len_field" = 1632180219</text:span></text:p><text:p text:style-name="P85"><text:span text:style-name="T34">}</text:span></text:p><text:p text:style-name="P85"><text:span text:style-name="T34"/></text:p></draw:text-box></draw:frame></text:p>
      <text:p text:style-name="P51"/>
      <text:p text:style-name="P51"/>
      <text:p text:style-name="P51"/>
      <text:h text:style-name="Heading_20_1" text:outline-level="1"><text:span text:style-name="T27">The </text:span>A<text:span text:style-name="T27">SIO</text:span> <text:span text:style-name="T27">w</text:span>ork model</text:h>
      <text:p text:style-name="P55">Let’s step away from simplicity of single threaded model for a moment. Asio is a asynchronous library. It’s worth stopping to ask “What is the definition of asynchronous?”. <text:s/>Asynchronous literally means “without synchronisation”, in computing specifically, it means unbound by the the CPU. The CPU maintains a clock, and everything on the CPU can be considered to governed by that clock. This is becoming less true, but it still stands.</text:p>
      <text:p text:style-name="P55">The similar concept to asynchronous is concurrent.</text:p>
      <text:p text:style-name="P55">In computing concurrent, means executed according to a different clock. So in computing, every thing that is concurrent, is also asynchronous, but not everything that is asynchronous is concurrent.</text:p>
      <text:p text:style-name="P55">ASIO supports network operations, and file operations, which are the two largest sources of asynchronous behaviour in a modern day computer. In doing so, it also provides a pretty good off the shelf solution for concurrency.</text:p>
      <text:p text:style-name="P55"><draw:frame text:anchor-type="paragraph" draw:z-index="21" draw:name="Shape9_10" draw:style-name="gr4" draw:text-style-name="P86" svg:width="18.742cm" svg:height="11.307cm" svg:x="0.258cm" svg:y="0.071cm"><draw:text-box><text:p text:style-name="P85"><text:span text:style-name="T34">#include &lt;asio.hpp&gt;</text:span></text:p><text:p text:style-name="P85"><text:span text:style-name="T34"/></text:p><text:p text:style-name="P85"><text:span text:style-name="T34">// a class to split the job </text:span></text:p><text:p text:style-name="P85"><text:span text:style-name="T34">class FloodFill</text:span></text:p><text:p text:style-name="P85"><text:span text:style-name="T34">{</text:span></text:p><text:p text:style-name="P85"><text:span text:style-name="T34">public:</text:span></text:p><text:p text:style-name="P85"><text:span text:style-name="T34"><text:s text:c="4"/></text:span><text:span text:style-name="T34">asio::io_context <text:s text:c="3"/>context;</text:span></text:p><text:p text:style-name="P85"><text:span text:style-name="T34"><text:s text:c="4"/></text:span><text:span text:style-name="T34">std::vector&lt;float&gt; <text:s/>mem_block;</text:span></text:p><text:p text:style-name="P85"><text:span text:style-name="T34">public:</text:span></text:p><text:p text:style-name="P85"><text:span text:style-name="T34"><text:s text:c="4"/></text:span><text:span text:style-name="T34">void Fill(float value, int size);</text:span></text:p><text:p text:style-name="P85"><text:span text:style-name="T34"><text:s text:c="4"/></text:span><text:span text:style-name="T34">void Work();</text:span></text:p><text:p text:style-name="P85"><text:span text:style-name="T34"><text:s text:c="4"/></text:span><text:span text:style-name="T34">float GetValue(int i) { return mem_block[i]; }</text:span></text:p><text:p text:style-name="P85"><text:span text:style-name="T34"/></text:p><text:p text:style-name="P85"><text:span text:style-name="T34">};</text:span></text:p><text:p text:style-name="P85"><text:span text:style-name="T34"/></text:p><text:p text:style-name="P85"><text:span text:style-name="T34">void FloodFill::Fill(float val, int size)</text:span></text:p><text:p text:style-name="P85"><text:span text:style-name="T34">{</text:span></text:p><text:p text:style-name="P85"><text:span text:style-name="T34"><text:s text:c="4"/></text:span><text:span text:style-name="T34">mem_block.resize(size*1024);</text:span></text:p><text:p text:style-name="P85"><text:span text:style-name="T34"><text:s text:c="4"/></text:span><text:span text:style-name="T34">std::ptrdiff_t step = mem_block.size()/1024;</text:span></text:p><text:p text:style-name="P85"><text:span text:style-name="T34"><text:s text:c="4"/></text:span><text:span text:style-name="T34">for(size_t i =0; i &lt; mem_block.size(); i+=step)</text:span></text:p><text:p text:style-name="P85"><text:span text:style-name="T34"><text:s text:c="8"/></text:span><text:span text:style-name="T34">context.post( [this, i, val, step]()</text:span><text:span text:style-name="T34">{ std::fill(mem_block.begin()+i,</text:span></text:p><text:p text:style-name="P85"><text:span text:style-name="T34"><text:tab/></text:span><text:span text:style-name="T34"><text:tab/></text:span><text:span text:style-name="T34"><text:tab/></text:span><text:span text:style-name="T34"><text:tab/></text:span><text:span text:style-name="T34"><text:tab/></text:span><text:span text:style-name="T34"><text:tab/></text:span><text:span text:style-name="T34"><text:tab/></text:span><text:span text:style-name="T34">mem_block.begin()+i+step, </text:span><text:span text:style-name="T34">val); });</text:span></text:p><text:p text:style-name="P85"><text:span text:style-name="T34">}</text:span></text:p><text:p text:style-name="P85"><text:span text:style-name="T34"/></text:p><text:p text:style-name="P85"><text:span text:style-name="T34">void FloodFill::Work()</text:span></text:p><text:p text:style-name="P85"><text:span text:style-name="T34">{</text:span></text:p><text:p text:style-name="P85"><text:span text:style-name="T34"><text:s text:c="4"/></text:span><text:span text:style-name="T34">context.run();</text:span></text:p><text:p text:style-name="P85"><text:span text:style-name="T34">}</text:span></text:p><text:p text:style-name="P85"><text:span text:style-name="T34"><text:tab/></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Here we define a class “FloodFill” which is designed to split the job of filling a vector of floats of many passes.</text:p>
      <text:p text:style-name="P56"><text:soft-page-break/>We do this by splitting the job into multiple “tasks”, each which fills a small section of the vector.</text:p>
      <text:p text:style-name="P56">We record these tasks by posting them into the context’s job queue. This queue is a “lock-free” queue, that requires no synchronisation.</text:p>
      <text:p text:style-name="P56">The work function, will look in the queue, and if there is anything there, it will execute it, only leaving when the queue is empty.</text:p>
      <text:p text:style-name="P56">Notice how nothing in this scheme specifies how the work is distributed. We must decide that at a higher level.</text:p>
      <text:p text:style-name="P56">For example,</text:p>
      <text:p text:style-name="P55"><draw:frame text:anchor-type="paragraph" draw:z-index="22" draw:name="Shape9_11" draw:style-name="gr3" draw:text-style-name="P86" svg:width="18.742cm" svg:height="3.121cm" svg:x="0.258cm" svg:y="0.071cm"><draw:text-box><text:p text:style-name="P85"><text:span text:style-name="T34"><text:s text:c="4"/></text:span><text:span text:style-name="T34">FloodFill filler;</text:span></text:p><text:p text:style-name="P85"><text:span text:style-name="T34"><text:s text:c="4"/></text:span><text:span text:style-name="T34">std::future&lt;void&gt; thread_result[4];</text:span></text:p><text:p text:style-name="P85"><text:span text:style-name="T34"><text:s text:c="4"/></text:span><text:span text:style-name="T34">filler.Fill(1.3f, 1024);</text:span></text:p><text:p text:style-name="P85"><text:span text:style-name="T34"><text:s text:c="4"/></text:span><text:span text:style-name="T34">for (int i = 0; i &lt; 4; ++i)</text:span></text:p><text:p text:style-name="P85"><text:span text:style-name="T34"><text:s text:c="8"/></text:span><text:span text:style-name="T34">thread_result[i] = std::async(std::launch::async, [&amp;filler]</text:span><text:span text:style-name="T34">(){filler.Work();});</text:span></text:p><text:p text:style-name="P85"><text:span text:style-name="T34"><text:s text:c="4"/></text:span><text:span text:style-name="T34">for (int i = 0; i &lt; 4; ++i)</text:span></text:p><text:p text:style-name="P85"><text:span text:style-name="T34"><text:s text:c="8"/></text:span><text:span text:style-name="T34">thread_result[i].wait();</text:span></text:p><text:p text:style-name="P85"><text:span text:style-name="T34"/></text:p></draw:text-box></draw:frame></text:p>
      <text:p text:style-name="P55"/>
      <text:p text:style-name="P55"/>
      <text:p text:style-name="P55"/>
      <text:p text:style-name="P56">Here we spread the work over 4 threads, by using the standard library “async” function. Each worker thread will do it’s bit, then return. Which thread does which job is never specified, and will be random, but each thread will not stop, until all the work is done.</text:p>
      <text:p text:style-name="P56"/>
      <text:p text:style-name="P57">Now this example is silly. On my machine, the single threaded fill is the faster. It does however, show how ASIO can be used to spread the work over an arbitrary number of threads, which in today’s world of computers with ever greater number of hardware threads, is good model.</text:p>
      <text:p text:style-name="P57">It also explains the basic ASIO model</text:p>
      <text:p text:style-name="P57"><draw:frame text:anchor-type="paragraph" draw:z-index="23" draw:name="Shape4" draw:style-name="gr2" draw:text-style-name="P84" svg:width="14.976cm" svg:height="6.324cm" svg:x="0.536cm" svg:y="0.356cm"><draw:text-box><text:p><text:span text:style-name="T33">Start an operation (with a callback defined)</text:span></text:p><text:p><text:span text:style-name="T33">…</text:span></text:p><text:p><text:span text:style-name="T33">…</text:span></text:p><text:p><text:span text:style-name="T33">Work completes (asynchronously), the callback is invoked.</text:span></text:p><text:p><text:span text:style-name="T33">The callback posts work to handle the completion of the operation</text:span></text:p><text:p><text:span text:style-name="T33">...</text:span></text:p><text:p><text:span text:style-name="T33">The completion handler will frequently post new work.</text:span></text:p><text:p><text:span text:style-name="T33">…</text:span></text:p><text:p><text:span text:style-name="T33">…</text:span></text:p><text:p><text:span text:style-name="T33">Repeat until no work is left…..</text:span></text:p></draw:text-box></draw:frame></text:p>
      <text:p text:style-name="P57"/>
      <text:p text:style-name="P57"/>
      <text:p text:style-name="P57"/>
      <text:p text:style-name="P57"/>
      <text:p text:style-name="P57"/>
      <text:p text:style-name="P57"/>
      <text:p text:style-name="P57"/>
      <text:p text:style-name="P57">The beauty of this approach is that it fits the two extremes of use cases.</text:p>
      <text:p text:style-name="P57">Case 1: <text:span text:style-name="T28">Avoiding starving other tasks of CPU-time</text:span></text:p>
      <text:p text:style-name="P57"><text:s/>A computer game might want to only allocate a small part of the time of single thread to process the network. In that case, the code can use “poll_one” to perform at most one task, then return. The outer loop that polls, can return <text:span text:style-name="T28">when a set time has ellapsed</text:span>, knowing it will get a chance to complete the work in the future. Thus, it can avoid starving other tasks of run-time.</text:p>
      <text:p text:style-name="P58">Case 2: Splitting work over many threads</text:p>
      <text:p text:style-name="P58"><text:soft-page-break/>That same computer game may be communicating with a server. That server has many hardware threads, and even perhaps even many CPU’s. A server will frequently receive so much work that it overloads the maximum time of a single thread. It needs a model that allows it to make small work-packages to allocate to many worker threads. It can achieve this by using a thread pool.</text:p>
      <text:p text:style-name="P58"/>
      <text:p text:style-name="P58">ASIO is not the first library to use this pattern. In networking, it is known as a “proactor” pattern. Proactor means it both reacts (via completion handlers) and acts by allowing the user to post new work. The ASIO pattern is almost a Standard Library pattern though and much work has been done to make the library compliant with new C++ concepts like coroutines.</text:p>
      <text:h text:style-name="Heading_20_1" text:outline-level="1">Dispatching</text:h>
      <text:p text:style-name="P60">Too often, books which spend chapters explaining how to start a connection between two machines, get very excited about it and start writing programs around the code which services the ports. It is very rare that the single-purpose of a real world application is the networking. Most often networking is a feature of a large and complicated application, where the networking will mostly be added after a large number of other features are working.</text:p>
      <text:p text:style-name="P59"/>
      <text:p text:style-name="P59"><text:span text:style-name="T29">So, b</text:span>efore you go off an start making a “Network” class that has a single io-context and deals with all you networking needs, I am going to share with you another useful technique. It’s not required, but without it, your single class that does “all networking” will become a bottleneck, holding dependencies to every other module in your code. Or at least all modules that need networking.</text:p>
      <text:p text:style-name="P60">A dispatching layer, is a layer that routes signals to slots. It is known as “inversion of control” and will be very familiar to users of Qt. It allows you to develop the code that generates/handles messages, separately from the mechanism of how those messages are <text:span text:style-name="T30">marshelled</text:span>/networked. It will also allow you to insert a “consensus” layer, which ensures all members of a network group receive all messages in the same order. This ability to silently insert another protocol, by placing it between the network and the handlers might just save your project.</text:p>
      <text:p text:style-name="P60"/>
      <text:p text:style-name="P60">The exact design of your dispatching system will depend on your use case, but I will make the following suggestions from experience of implementing many system</text:p>
      <text:list xml:id="list1029962131" text:style-name="L2">
        <text:list-item>
          <text:p text:style-name="P71">Avoid trying to pass messages to the object that handles it, pass it to the container that owns the object that handles it,</text:p>
        </text:list-item>
        <text:list-item>
          <text:p text:style-name="P72">Make it easy to intercept your send/receives to balance human readability, cross compatibility and performance. For example, if you only care about C++ on x64, why not use a binary format. If you want to talk to Java program, consider making your dispatching layer convert to and from JSON.</text:p>
        </text:list-item>
        <text:list-item>
          <text:p text:style-name="P72">When working with clients that might use different compilers, use reflection to send members one at a time, to remove object-boundary packing issues.</text:p>
        </text:list-item>
        <text:list-item>
          <text:p text:style-name="P72">Always copy the message data in to a temporary local object. This will force the compiler to solve thorny issues like alignment or (not recommended) virtual functions, for you.</text:p>
        </text:list-item>
      </text:list>
      <text:p text:style-name="P61"><text:soft-page-break/>Point 1, <text:span text:style-name="T30">is best expressed as</text:span>, “<text:span text:style-name="T30">don’t tell window3 to close</text:span>, <text:span text:style-name="T30">tell the window-system to close window 3”.</text:span> It is easier to log/debug. Most importantly, <text:span text:style-name="T30">unless you use a consensus protocol, you will have to deal with messages for objects that no longer exist.</text:span></text:p>
      <text:p text:style-name="P62">The reality is that 75% of all dispatching systems I have written would be happy using a singleton pattern. It is rare that you need more than one way of registering things. It has never been a practical blocker to testing, which is the biggest risk of singletons. However, it makes other programmers nervous (which is the right instinct). The compromise I have learned to strike is…</text:p>
      <text:p text:style-name="P62"/>
      <text:list xml:id="list531897946" text:style-name="L3">
        <text:list-item>
          <text:p text:style-name="P73">The singleton is a static member of a templated class.</text:p>
        </text:list-item>
        <text:list-item>
          <text:p text:style-name="P73">Dispatching system use an empty class as a tag, thus the number of systems is set at compile time, but is not restricted to any specific number.</text:p>
        </text:list-item>
        <text:list-item>
          <text:p text:style-name="P73">Templates can define default parameters, so if you only need one dispatcher instance, you need never bother specifying this class.</text:p>
        </text:list-item>
        <text:list-item>
          <text:p text:style-name="P73">Each message type is a unique class. If you need two messages with the same definitions, simply use a common base class, as you would with anything else.</text:p>
        </text:list-item>
        <text:list-item>
          <text:p text:style-name="P73">As messages are now classes, and classes may have static data, use the static data to build a list of all possible messages, and allocate each one a unique id.</text:p>
        </text:list-item>
      </text:list>
      <text:p text:style-name="P74"/>
      <text:p text:style-name="P75">I will show you an example of a dispatcher. It is not meant to be a definitive implementation, merely a way to show you some of the problems you will face, and tricks (or hacks) for producing a system that is easy to use.</text:p>
      <text:p text:style-name="P75"/>
      <text:h text:style-name="Heading_20_3" text:outline-level="3">Key Concepts</text:h>
      <text:list xml:id="list1833604558" text:style-name="L4">
        <text:list-item>
          <text:p text:style-name="P76">Dispatcher: contains type-meta information. All that sends/receives must register with this.</text:p>
        </text:list-item>
        <text:list-item>
          <text:p text:style-name="P76">SelfRegister: Make a static variable of this type, and it will register for you.</text:p>
        </text:list-item>
        <text:list-item>
          <text:p text:style-name="P81">MessageId: Each message with a handler will be allocated a unique ID</text:p>
        </text:list-item>
        <text:list-item>
          <text:p text:style-name="P76">Handle: A unique object that handles a specific message</text:p>
        </text:list-item>
        <text:list-item>
          <text:p text:style-name="P76">Listen: A (potentially) non-unique object that will be informed when a messages-type occur.</text:p>
        </text:list-item>
      </text:list>
      <text:p text:style-name="P75"/>
      <text:p text:style-name="P75">You start by declaring the messages themselves. The simple example only supports <text:span text:style-name="T31">the sending/receiving of binary compatible objects.</text:span></text:p>
      <text:p text:style-name="P77">You then declare objects that handle the <text:span text:style-name="T32">message-</text:span>objects. <text:span text:style-name="T32">The minimum requirement is that they declare functions which are called when the messages are dispatched.</text:span></text:p>
      <text:p text:style-name="P78"/>
      <text:p text:style-name="P77"/>
      <text:p text:style-name="P77"><text:soft-page-break/></text:p>
      <text:p text:style-name="P75"><draw:frame text:anchor-type="paragraph" draw:z-index="24" draw:name="Shape12" draw:style-name="gr1" draw:text-style-name="P83" svg:width="14.553cm" svg:height="5.845cm" svg:x="0.721cm" svg:y="0.504cm"><draw:text-box><text:p>class MyContainer</text:p><text:p><text:s text:c="4"/>: HANDLE(Geometry::Point)</text:p><text:p><text:s text:c="4"/>, HANDLE(Geometry::Line)</text:p><text:p>{</text:p><text:p><text:s text:c="4"/>using HANDLE(Geometry::Point)::Send;</text:p><text:p><text:s text:c="4"/>using HANDLE(Geometry::Line)::Send;</text:p><text:p><text:s text:c="4"/>void HandleMsg(const Geometry::Point&amp; msg) override;</text:p><text:p><text:s text:c="4"/>void HandleMsg(const Geometry::Line&amp; msg) override;</text:p><text:p>public:</text:p><text:p><text:s text:c="4"/>void Action();</text:p><text:p>};</text:p><text:p/></draw:text-box></draw:frame></text:p>
      <text:p text:style-name="P75"/>
      <text:p text:style-name="P75"/>
      <text:p text:style-name="P75"/>
      <text:p text:style-name="P75"/>
      <text:p text:style-name="P75"/>
      <text:p text:style-name="P75"/>
      <text:p text:style-name="P75"/>
      <text:h text:style-name="Heading_20_3" text:outline-level="3">What is HANDLE</text:h>
      <text:p text:style-name="P79">Here, I am using a macro HANDLE to declare my type. This maps to </text:p>
      <text:p text:style-name="P79">→ <text:s text:c="2"/>Handle&lt;Msg, “Msg”, DefaultSystem&gt;</text:p>
      <text:p text:style-name="P79">If you like typing and hate macros, you might find it not too hard to type this out.</text:p>
      <text:p text:style-name="P79">The second and third parameters solve issue described later</text:p>
      <text:h text:style-name="Heading_20_3" text:outline-level="3">I have never seen “using” used like that?</text:h>
      <text:p text:style-name="P79">The definition of C++ changed at one point (breaking a lot of my code). The change happened because a lot of C++ programmers were tripped up by multiply inheriting functions with the same name. The rule changed made it so that when the function name clashes, by default no instance of that function is imported into the namespace of the derived object.</text:p>
      <text:p text:style-name="P79">In this case, the “Send” function take a specific type, and so it is impossible to invoke the wrong one, unless you do so explicitly. However, the rule doesn’t care, so we must use the “using type::function” to explicitly import the symbol.</text:p>
      <text:p text:style-name="P79">It used to annoy me a lot, but in practice, it’s not much extra typing.</text:p>
      <text:h text:style-name="Heading_20_3" text:outline-level="3">How does HandleMsg get called?</text:h>
      <text:p text:style-name="P80">When you create the object, the base class will register itself as the handler for the message ID. When you override the function in the derived class, the call to the HandleMsg function in the base will “thunk” that is adjust the “this pointer” to match the derived object and invoke that. (All done for you by the compiler).</text:p>
      <text:p text:style-name="P80">You can have an arbitrary number of listeners, but only one handler.</text:p>
      <text:h text:style-name="Heading_20_3" text:outline-level="3">How to send a message and where does it go when I do?</text:h>
      <text:p text:style-name="P80">If you import the functions, then you can just call </text:p>
      <text:p text:style-name="P80">→ Send(Msg{init_params});</text:p>
      <text:p text:style-name="P80">if not then use</text:p>
      <text:p text:style-name="P80"><text:soft-page-break/>→ HANDLE(Msg)::Send(Msg{init_params});</text:p>
      <text:p text:style-name="P80"/>
      <text:p text:style-name="P80">The message will be stored in which ever dispatcher is associated with the Handle. By default that is Dispatcher&lt;DefaultSystem&gt;.</text:p>
      <text:h text:style-name="Heading_20_3" text:outline-level="3">How does the Handle object find the right dispatcher?</text:h>
      <text:p text:style-name="P80">The dispatcher is a singleton, but because it is declared in a template class, it is more like a compile-time list of singletons. I have never encountered a situation where you need a run-time number of dispatchers, to me it’s like asking for run-time classes.</text:p>
      <text:h text:style-name="Heading_20_3" text:outline-level="3">How does the HandleObject register itself?</text:h>
      <text:p text:style-name="P82">It has a static member, which will add itself to a single-linked-list of other Handle types. This works because all nullptr declared pointers, will be set to zero before any of the code in a program runs. That includes the code that initialises objects. This method will not work with an STL class, because it would not be possible to force that the STL container was initialised before the other static objects. This system only relies on the fact the initial pointer is null. Thus it will always work.</text:p>
      <text:p text:style-name="P82">Can I have a static Disptacher object?</text:p>
      <text:p text:style-name="P80"/>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1" svg:font-family="Consolas"/>
    <style:font-face style:name="Droid Sans Mono" svg:font-family="'Droid Sans Mono', monospace, monospace, 'Droid Sans Fallback'"/>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 svg:font-family="'Lucida Sans'" style:font-pitch="variable"/>
    <style:font-face style:name="NSimSun1" svg:font-family="N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2T12:32:33.975000000</meta:creation-date>
    <meta:editing-duration>PT2H16M30S</meta:editing-duration>
    <meta:editing-cycles>16</meta:editing-cycles>
    <meta:generator>LibreOffice/7.1.5.2$Linux_X86_64 LibreOffice_project/10$Build-2</meta:generator>
    <dc:date>2021-09-22T18:01:33.681459059</dc:date>
    <meta:document-statistic meta:table-count="0" meta:image-count="0" meta:object-count="0" meta:page-count="16" meta:paragraph-count="192" meta:word-count="4596" meta:character-count="26561" meta:non-whitespace-character-count="22154"/>
  </office:meta>
</office:document-meta>
</file>